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Hot Spots - Method</text:p>
          </table:table-cell>
          <table:table-cell office:value-type="string">
            <text:p>Self time [%]</text:p>
          </table:table-cell>
          <table:table-cell office:value-type="string">
            <text:p>Self time ms</text:p>
          </table:table-cell>
          <table:table-cell office:value-type="string">
            <text:p>Invocations</text:p>
          </table:table-cell>
        </table:table-row>
        <table:table-row table:style-name="ro1">
          <table:table-cell office:value-type="string">
            <text:p>nl.uva.vlet.vfs.cloud.CloudFileSystem.getBlobStoreContext()</text:p>
          </table:table-cell>
          <table:table-cell office:value-type="float" office:value="65.468056">
            <text:p>65.468056</text:p>
          </table:table-cell>
          <table:table-cell office:value-type="float" office:value="19364.806">
            <text:p>19364.80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nl.uva.vlet.vfs.test.testVFS.setUp()</text:p>
          </table:table-cell>
          <table:table-cell office:value-type="float" office:value="10.307379">
            <text:p>10.307379</text:p>
          </table:table-cell>
          <table:table-cell office:value-type="float" office:value="3048.821">
            <text:p>3048.8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BlobStore.suite()</text:p>
          </table:table-cell>
          <table:table-cell office:value-type="float" office:value="4.3825226">
            <text:p>4.3825226</text:p>
          </table:table-cell>
          <table:table-cell office:value-type="float" office:value="1296.307">
            <text:p>1296.3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updateServerInfo(nl.uva.vlet.vrs.VRSContext, nl.uva.vlet.vrs.ServerInfo, nl.uva.vlet.vrl.VRL)</text:p>
          </table:table-cell>
          <table:table-cell office:value-type="float" office:value="3.4190795">
            <text:p>3.4190795</text:p>
          </table:table-cell>
          <table:table-cell office:value-type="float" office:value="1011.33">
            <text:p>1011.3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nl.uva.vlet.vfs.cloud.CloudOutputStream.getBlobStoreContext()</text:p>
          </table:table-cell>
          <table:table-cell office:value-type="float" office:value="3.2775838">
            <text:p>3.2775838</text:p>
          </table:table-cell>
          <table:table-cell office:value-type="float" office:value="969.477">
            <text:p>969.47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cloud.CloudFileSystem.queryPath(nl.uva.vlet.vrl.VRL)</text:p>
          </table:table-cell>
          <table:table-cell office:value-type="float" office:value="1.7957461">
            <text:p>1.7957461</text:p>
          </table:table-cell>
          <table:table-cell office:value-type="float" office:value="531.164">
            <text:p>531.16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nl.uva.vlet.vfs.cloud.CloudOutputStream.writeData()</text:p>
          </table:table-cell>
          <table:table-cell office:value-type="float" office:value="1.5138673">
            <text:p>1.5138673</text:p>
          </table:table-cell>
          <table:table-cell office:value-type="float" office:value="447.787">
            <text:p>447.78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Move10MBForthAndBack()</text:p>
          </table:table-cell>
          <table:table-cell office:value-type="float" office:value="1.1418602">
            <text:p>1.1418602</text:p>
          </table:table-cell>
          <table:table-cell office:value-type="float" office:value="337.751">
            <text:p>337.7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main(String[])</text:p>
          </table:table-cell>
          <table:table-cell office:value-type="float" office:value="0.86552244">
            <text:p>0.86552244</text:p>
          </table:table-cell>
          <table:table-cell office:value-type="float" office:value="256.013">
            <text:p>256.0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Read()</text:p>
          </table:table-cell>
          <table:table-cell office:value-type="float" office:value="0.834372">
            <text:p>0.834372</text:p>
          </table:table-cell>
          <table:table-cell office:value-type="float" office:value="246.799">
            <text:p>246.7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ls(nl.uva.vlet.vrl.VRL)</text:p>
          </table:table-cell>
          <table:table-cell office:value-type="float" office:value="0.8030153">
            <text:p>0.8030153</text:p>
          </table:table-cell>
          <table:table-cell office:value-type="float" office:value="237.524">
            <text:p>237.5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cloud.CloudFileSystem.exists(nl.uva.vlet.vrl.VRL, org.jclouds.blobstore.domain.StorageType)</text:p>
          </table:table-cell>
          <table:table-cell office:value-type="float" office:value="0.6705227">
            <text:p>0.6705227</text:p>
          </table:table-cell>
          <table:table-cell office:value-type="float" office:value="198.334">
            <text:p>198.33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nl.uva.vlet.vfs.cloud.CloudFileSystem.touch(nl.uva.vlet.vrl.VRL, boolean)</text:p>
          </table:table-cell>
          <table:table-cell office:value-type="float" office:value="0.64242506">
            <text:p>0.64242506</text:p>
          </table:table-cell>
          <table:table-cell office:value-type="float" office:value="190.023">
            <text:p>190.02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l.uva.vlet.vfs.cloud.CloudFileSystem.getInputStream(nl.uva.vlet.vrl.VRL)</text:p>
          </table:table-cell>
          <table:table-cell office:value-type="float" office:value="0.63479805">
            <text:p>0.63479805</text:p>
          </table:table-cell>
          <table:table-cell office:value-type="float" office:value="187.767">
            <text:p>187.76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test.testVFS.testStreamWrite()</text:p>
          </table:table-cell>
          <table:table-cell office:value-type="float" office:value="0.6291082">
            <text:p>0.6291082</text:p>
          </table:table-cell>
          <table:table-cell office:value-type="float" office:value="186.084">
            <text:p>186.0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mkdir(nl.uva.vlet.vrl.VRL, boolean)</text:p>
          </table:table-cell>
          <table:table-cell office:value-type="float" office:value="0.50627446">
            <text:p>0.50627446</text:p>
          </table:table-cell>
          <table:table-cell office:value-type="float" office:value="149.751">
            <text:p>149.75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cloud.CloudFileSystem.rm(nl.uva.vlet.vrl.VRL)</text:p>
          </table:table-cell>
          <table:table-cell office:value-type="float" office:value="0.49624372">
            <text:p>0.49624372</text:p>
          </table:table-cell>
          <table:table-cell office:value-type="float" office:value="146.784">
            <text:p>146.78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nl.uva.vlet.vfs.cloud.CloudOutputStream.write(byte[], int, int)</text:p>
          </table:table-cell>
          <table:table-cell office:value-type="float" office:value="0.31211993">
            <text:p>0.31211993</text:p>
          </table:table-cell>
          <table:table-cell office:value-type="float" office:value="92.322">
            <text:p>92.322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nl.uva.vlet.vfs.test.testVFS.testVFSNodeAttributes(nl.uva.vlet.vfs.VFSNode)</text:p>
          </table:table-cell>
          <table:table-cell office:value-type="float" office:value="0.25656366">
            <text:p>0.25656366</text:p>
          </table:table-cell>
          <table:table-cell office:value-type="float" office:value="75.889">
            <text:p>75.8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VTestCase.verbose(int, String)</text:p>
          </table:table-cell>
          <table:table-cell office:value-type="float" office:value="0.21832709">
            <text:p>0.21832709</text:p>
          </table:table-cell>
          <table:table-cell office:value-type="float" office:value="64.579">
            <text:p>64.57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nl.uva.vlet.vfs.cloud.CloudFSFactory.createNewFileSystem(nl.uva.vlet.vrs.VRSContext, nl.uva.vlet.vrs.ServerInfo, nl.uva.vlet.vrl.VRL)</text:p>
          </table:table-cell>
          <table:table-cell office:value-type="float" office:value="0.17304498">
            <text:p>0.17304498</text:p>
          </table:table-cell>
          <table:table-cell office:value-type="float" office:value="51.185">
            <text:p>51.1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ListDirFiltered()</text:p>
          </table:table-cell>
          <table:table-cell office:value-type="float" office:value="0.15298346">
            <text:p>0.15298346</text:p>
          </table:table-cell>
          <table:table-cell office:value-type="float" office:value="45.251">
            <text:p>45.2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ContainerAndPath(nl.uva.vlet.vrl.VRL)</text:p>
          </table:table-cell>
          <table:table-cell office:value-type="float" office:value="0.14885554">
            <text:p>0.14885554</text:p>
          </table:table-cell>
          <table:table-cell office:value-type="float" office:value="44.03">
            <text:p>44.03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nl.uva.vlet.vfs.test.testVFS.testSetGetSimpleContentsExistingFile()</text:p>
          </table:table-cell>
          <table:table-cell office:value-type="float" office:value="0.13983901">
            <text:p>0.13983901</text:p>
          </table:table-cell>
          <table:table-cell office:value-type="float" office:value="41.363">
            <text:p>41.3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etGetSimpleContentsNewFile()</text:p>
          </table:table-cell>
          <table:table-cell office:value-type="float" office:value="0.12196147">
            <text:p>0.12196147</text:p>
          </table:table-cell>
          <table:table-cell office:value-type="float" office:value="36.075">
            <text:p>36.0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ransfer(nl.uva.vlet.vrl.VRL, nl.uva.vlet.vrl.VRL, String, String, boolean)</text:p>
          </table:table-cell>
          <table:table-cell office:value-type="float" office:value="0.11333035">
            <text:p>0.11333035</text:p>
          </table:table-cell>
          <table:table-cell office:value-type="float" office:value="33.522">
            <text:p>33.5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cloud.CloudOutputStream.&lt;init&gt;(String, String, String, java.util.Properties)</text:p>
          </table:table-cell>
          <table:table-cell office:value-type="float" office:value="0.11110242">
            <text:p>0.11110242</text:p>
          </table:table-cell>
          <table:table-cell office:value-type="float" office:value="32.863">
            <text:p>32.86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CopyEmptyDir()</text:p>
          </table:table-cell>
          <table:table-cell office:value-type="float" office:value="0.10837413">
            <text:p>0.10837413</text:p>
          </table:table-cell>
          <table:table-cell office:value-type="float" office:value="32.056">
            <text:p>32.0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Bytes()</text:p>
          </table:table-cell>
          <table:table-cell office:value-type="float" office:value="0.08308593">
            <text:p>0.08308593</text:p>
          </table:table-cell>
          <table:table-cell office:value-type="float" office:value="24.576">
            <text:p>24.5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Alias()</text:p>
          </table:table-cell>
          <table:table-cell office:value-type="float" office:value="0.08095267">
            <text:p>0.08095267</text:p>
          </table:table-cell>
          <table:table-cell office:value-type="float" office:value="23.945">
            <text:p>23.9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init&gt;()</text:p>
          </table:table-cell>
          <table:table-cell office:value-type="float" office:value="0.07056354">
            <text:p>0.07056354</text:p>
          </table:table-cell>
          <table:table-cell office:value-type="float" office:value="20.872">
            <text:p>20.87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VCommentable()</text:p>
          </table:table-cell>
          <table:table-cell office:value-type="float" office:value="0.06975216">
            <text:p>0.06975216</text:p>
          </table:table-cell>
          <table:table-cell office:value-type="float" office:value="20.632">
            <text:p>20.6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DirToRemote()</text:p>
          </table:table-cell>
          <table:table-cell office:value-type="float" office:value="0.049061812">
            <text:p>0.049061812</text:p>
          </table:table-cell>
          <table:table-cell office:value-type="float" office:value="14.512">
            <text:p>14.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PrintInfo()</text:p>
          </table:table-cell>
          <table:table-cell office:value-type="float" office:value="0.041069657">
            <text:p>0.041069657</text:p>
          </table:table-cell>
          <table:table-cell office:value-type="float" office:value="12.148">
            <text:p>12.1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&lt;clinit&gt;</text:p>
          </table:table-cell>
          <table:table-cell office:value-type="float" office:value="0.03523444">
            <text:p>0.03523444</text:p>
          </table:table-cell>
          <table:table-cell office:value-type="float" office:value="10.422">
            <text:p>10.4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getServerInfo()</text:p>
          </table:table-cell>
          <table:table-cell office:value-type="float" office:value="0.032076795">
            <text:p>0.032076795</text:p>
          </table:table-cell>
          <table:table-cell office:value-type="float" office:value="9.488">
            <text:p>9.4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TildeExpansion()</text:p>
          </table:table-cell>
          <table:table-cell office:value-type="float" office:value="0.02655261">
            <text:p>0.02655261</text:p>
          </table:table-cell>
          <table:table-cell office:value-type="float" office:value="7.854">
            <text:p>7.8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Path(nl.uva.vlet.vrl.VRL)</text:p>
          </table:table-cell>
          <table:table-cell office:value-type="float" office:value="0.025832504">
            <text:p>0.025832504</text:p>
          </table:table-cell>
          <table:table-cell office:value-type="float" office:value="7.641">
            <text:p>7.64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nl.uva.vlet.vfs.test.testVFS.testCreateDirPermissionDenied()</text:p>
          </table:table-cell>
          <table:table-cell office:value-type="float" office:value="0.02245849">
            <text:p>0.02245849</text:p>
          </table:table-cell>
          <table:table-cell office:value-type="float" office:value="6.643">
            <text:p>6.6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ullDir()</text:p>
          </table:table-cell>
          <table:table-cell office:value-type="float" office:value="0.02058216">
            <text:p>0.02058216</text:p>
          </table:table-cell>
          <table:table-cell office:value-type="float" office:value="6.088">
            <text:p>6.0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Exists()</text:p>
          </table:table-cell>
          <table:table-cell office:value-type="float" office:value="0.014091072">
            <text:p>0.014091072</text:p>
          </table:table-cell>
          <table:table-cell office:value-type="float" office:value="4.168">
            <text:p>4.1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debug(String)</text:p>
          </table:table-cell>
          <table:table-cell office:value-type="float" office:value="0.01343182">
            <text:p>0.01343182</text:p>
          </table:table-cell>
          <table:table-cell office:value-type="float" office:value="3.973">
            <text:p>3.97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test.testVFS.testVChecksum()</text:p>
          </table:table-cell>
          <table:table-cell office:value-type="float" office:value="0.010155849">
            <text:p>0.010155849</text:p>
          </table:table-cell>
          <table:table-cell office:value-type="float" office:value="3.004">
            <text:p>3.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MoveToRemote(boolean)</text:p>
          </table:table-cell>
          <table:table-cell office:value-type="float" office:value="0.009053716">
            <text:p>0.009053716</text:p>
          </table:table-cell>
          <table:table-cell office:value-type="float" office:value="2.678">
            <text:p>2.67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CopyMoveToLocal(boolean)</text:p>
          </table:table-cell>
          <table:table-cell office:value-type="float" office:value="0.009030051">
            <text:p>0.009030051</text:p>
          </table:table-cell>
          <table:table-cell office:value-type="float" office:value="2.671">
            <text:p>2.6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newDir(nl.uva.vlet.vrl.VRL)</text:p>
          </table:table-cell>
          <table:table-cell office:value-type="float" office:value="0.008201761">
            <text:p>0.008201761</text:p>
          </table:table-cell>
          <table:table-cell office:value-type="float" office:value="2.426">
            <text:p>2.42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nl.uva.vlet.vfs.test.TestSettings.&lt;init&gt;()</text:p>
          </table:table-cell>
          <table:table-cell office:value-type="float" office:value="0.008049626">
            <text:p>0.008049626</text:p>
          </table:table-cell>
          <table:table-cell office:value-type="float" office:value="2.381">
            <text:p>2.3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newFile(nl.uva.vlet.vrl.VRL)</text:p>
          </table:table-cell>
          <table:table-cell office:value-type="float" office:value="0.0076473136">
            <text:p>0.0076473136</text:p>
          </table:table-cell>
          <table:table-cell office:value-type="float" office:value="2.262">
            <text:p>2.26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nl.uva.vlet.vfs.cloud.CloudOutputStream.close()</text:p>
          </table:table-cell>
          <table:table-cell office:value-type="float" office:value="0.0065654656">
            <text:p>0.0065654656</text:p>
          </table:table-cell>
          <table:table-cell office:value-type="float" office:value="1.942">
            <text:p>1.94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CreateAndDeleteRecursiveDir()</text:p>
          </table:table-cell>
          <table:table-cell office:value-type="float" office:value="0.0063017653">
            <text:p>0.0063017653</text:p>
          </table:table-cell>
          <table:table-cell office:value-type="float" office:value="1.864">
            <text:p>1.8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exists()</text:p>
          </table:table-cell>
          <table:table-cell office:value-type="float" office:value="0.005206394">
            <text:p>0.005206394</text:p>
          </table:table-cell>
          <table:table-cell office:value-type="float" office:value="1.54">
            <text:p>1.5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nl.uva.vlet.vfs.cloud.CloudFileSystem.removePrefix(String)</text:p>
          </table:table-cell>
          <table:table-cell office:value-type="float" office:value="0.005162444">
            <text:p>0.005162444</text:p>
          </table:table-cell>
          <table:table-cell office:value-type="float" office:value="1.527">
            <text:p>1.527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nl.uva.vlet.vfs.test.TestSettings.&lt;clinit&gt;</text:p>
          </table:table-cell>
          <table:table-cell office:value-type="float" office:value="0.005054259">
            <text:p>0.005054259</text:p>
          </table:table-cell>
          <table:table-cell office:value-type="float" office:value="1.495">
            <text:p>1.4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RandomReader()</text:p>
          </table:table-cell>
          <table:table-cell office:value-type="float" office:value="0.0049595973">
            <text:p>0.0049595973</text:p>
          </table:table-cell>
          <table:table-cell office:value-type="float" office:value="1.467">
            <text:p>1.4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andomReadable()</text:p>
          </table:table-cell>
          <table:table-cell office:value-type="float" office:value="0.004952836">
            <text:p>0.004952836</text:p>
          </table:table-cell>
          <table:table-cell office:value-type="float" office:value="1.465">
            <text:p>1.4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&lt;init&gt;()</text:p>
          </table:table-cell>
          <table:table-cell office:value-type="float" office:value="0.004607997">
            <text:p>0.004607997</text:p>
          </table:table-cell>
          <table:table-cell office:value-type="float" office:value="1.363">
            <text:p>1.36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ListDirIterator()</text:p>
          </table:table-cell>
          <table:table-cell office:value-type="float" office:value="0.004540381">
            <text:p>0.004540381</text:p>
          </table:table-cell>
          <table:table-cell office:value-type="float" office:value="1.343">
            <text:p>1.3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SchemeNames()</text:p>
          </table:table-cell>
          <table:table-cell office:value-type="float" office:value="0.004242873">
            <text:p>0.004242873</text:p>
          </table:table-cell>
          <table:table-cell office:value-type="float" office:value="1.255">
            <text:p>1.2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block(com.google.common.util.concurrent.ListenableFuture)</text:p>
          </table:table-cell>
          <table:table-cell office:value-type="float" office:value="0.0040535494">
            <text:p>0.0040535494</text:p>
          </table:table-cell>
          <table:table-cell office:value-type="float" office:value="1.199">
            <text:p>1.199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nl.uva.vlet.vfs.cloud.CloudFileSystem.&lt;init&gt;(nl.uva.vlet.vrs.VRSContext, nl.uva.vlet.vrs.ServerInfo)</text:p>
          </table:table-cell>
          <table:table-cell office:value-type="float" office:value="0.0038777492">
            <text:p>0.0038777492</text:p>
          </table:table-cell>
          <table:table-cell office:value-type="float" office:value="1.147">
            <text:p>1.1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&lt;init&gt;(nl.uva.vlet.vfs.cloud.CloudFileSystem, nl.uva.vlet.vrl.VRL)</text:p>
          </table:table-cell>
          <table:table-cell office:value-type="float" office:value="0.0038473222">
            <text:p>0.0038473222</text:p>
          </table:table-cell>
          <table:table-cell office:value-type="float" office:value="1.138">
            <text:p>1.138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nl.uva.vlet.vfs.cloud.CloudFileSystem.getResourceType(org.jclouds.blobstore.domain.StorageType, nl.uva.vlet.vrl.VRL)</text:p>
          </table:table-cell>
          <table:table-cell office:value-type="float" office:value="0.0030765056">
            <text:p>0.0030765056</text:p>
          </table:table-cell>
          <table:table-cell office:value-type="float" office:value="0.91">
            <text:p>0.91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nl.uva.vlet.vfs.test.testVFS.testCreateAndDeleteFullpathFile()</text:p>
          </table:table-cell>
          <table:table-cell office:value-type="float" office:value="0.0029886053">
            <text:p>0.0029886053</text:p>
          </table:table-cell>
          <table:table-cell office:value-type="float" office:value="0.884">
            <text:p>0.8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File()</text:p>
          </table:table-cell>
          <table:table-cell office:value-type="float" office:value="0.0028229475">
            <text:p>0.0028229475</text:p>
          </table:table-cell>
          <table:table-cell office:value-type="float" office:value="0.835">
            <text:p>0.8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ile()</text:p>
          </table:table-cell>
          <table:table-cell office:value-type="float" office:value="0.0025389623">
            <text:p>0.0025389623</text:p>
          </table:table-cell>
          <table:table-cell office:value-type="float" office:value="0.751">
            <text:p>0.7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_testStreamWrite(int)</text:p>
          </table:table-cell>
          <table:table-cell office:value-type="float" office:value="0.0023834466">
            <text:p>0.0023834466</text:p>
          </table:table-cell>
          <table:table-cell office:value-type="float" office:value="0.705">
            <text:p>0.7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ZZZRemoveTestDir()</text:p>
          </table:table-cell>
          <table:table-cell office:value-type="float" office:value="0.002119746">
            <text:p>0.002119746</text:p>
          </table:table-cell>
          <table:table-cell office:value-type="float" office:value="0.627">
            <text:p>0.6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SCreateAndDeleteFile()</text:p>
          </table:table-cell>
          <table:table-cell office:value-type="float" office:value="0.001866188">
            <text:p>0.001866188</text:p>
          </table:table-cell>
          <table:table-cell office:value-type="float" office:value="0.552">
            <text:p>0.5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getCloudProperties()</text:p>
          </table:table-cell>
          <table:table-cell office:value-type="float" office:value="0.001639676">
            <text:p>0.001639676</text:p>
          </table:table-cell>
          <table:table-cell office:value-type="float" office:value="0.485">
            <text:p>0.4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Dir()</text:p>
          </table:table-cell>
          <table:table-cell office:value-type="float" office:value="0.0015517758">
            <text:p>0.0015517758</text:p>
          </table:table-cell>
          <table:table-cell office:value-type="float" office:value="0.459">
            <text:p>0.4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name(nl.uva.vlet.vfs.VDir, String, String)</text:p>
          </table:table-cell>
          <table:table-cell office:value-type="float" office:value="0.0015213488">
            <text:p>0.0015213488</text:p>
          </table:table-cell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File()</text:p>
          </table:table-cell>
          <table:table-cell office:value-type="float" office:value="0.0015213488">
            <text:p>0.0015213488</text:p>
          </table:table-cell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CreateDirectoryWhileFileWithSameNameExists()</text:p>
          </table:table-cell>
          <table:table-cell office:value-type="float" office:value="0.0014706373">
            <text:p>0.0014706373</text:p>
          </table:table-cell>
          <table:table-cell office:value-type="float" office:value="0.435">
            <text:p>0.4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ootExists()</text:p>
          </table:table-cell>
          <table:table-cell office:value-type="float" office:value="0.0014030217">
            <text:p>0.0014030217</text:p>
          </table:table-cell>
          <table:table-cell office:value-type="float" office:value="0.415">
            <text:p>0.4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OutputStream(nl.uva.vlet.vrl.VRL)</text:p>
          </table:table-cell>
          <table:table-cell office:value-type="float" office:value="0.0013556909">
            <text:p>0.0013556909</text:p>
          </table:table-cell>
          <table:table-cell office:value-type="float" office:value="0.401">
            <text:p>0.40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cloud.CloudFile.&lt;init&gt;(nl.uva.vlet.vfs.VFileSystem, nl.uva.vlet.vrl.VRL)</text:p>
          </table:table-cell>
          <table:table-cell office:value-type="float" office:value="0.0013049793">
            <text:p>0.0013049793</text:p>
          </table:table-cell>
          <table:table-cell office:value-type="float" office:value="0.386">
            <text:p>0.38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nl.uva.vlet.vfs.test.testVFS.testCreateAndDeleteFileWithSpace()</text:p>
          </table:table-cell>
          <table:table-cell office:value-type="float" office:value="0.0012711715">
            <text:p>0.0012711715</text:p>
          </table:table-cell>
          <table:table-cell office:value-type="float" office:value="0.376">
            <text:p>0.3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DeleteFileWithSpaceAndListParentDir()</text:p>
          </table:table-cell>
          <table:table-cell office:value-type="float" office:value="0.0011900329">
            <text:p>0.0011900329</text:p>
          </table:table-cell>
          <table:table-cell office:value-type="float" office:value="0.352">
            <text:p>0.3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Dir()</text:p>
          </table:table-cell>
          <table:table-cell office:value-type="float" office:value="0.0011325597">
            <text:p>0.0011325597</text:p>
          </table:table-cell>
          <table:table-cell office:value-type="float" office:value="0.335">
            <text:p>0.3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ACLs()</text:p>
          </table:table-cell>
          <table:table-cell office:value-type="float" office:value="0.0011021327">
            <text:p>0.0011021327</text:p>
          </table:table-cell>
          <table:table-cell office:value-type="float" office:value="0.326">
            <text:p>0.3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WriteTruncates()</text:p>
          </table:table-cell>
          <table:table-cell office:value-type="float" office:value="0.001024375">
            <text:p>0.001024375</text:p>
          </table:table-cell>
          <table:table-cell office:value-type="float" office:value="0.303">
            <text:p>0.3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CreateFileWhileDirectoryWithSameNameExists()</text:p>
          </table:table-cell>
          <table:table-cell office:value-type="float" office:value="0.0010007095">
            <text:p>0.0010007095</text:p>
          </table:table-cell>
          <table:table-cell office:value-type="float" office:value="0.296">
            <text:p>0.2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Length()</text:p>
          </table:table-cell>
          <table:table-cell table:style-name="ce1" office:value-type="string">
            <text:p>8.519554E-4</text:p>
          </table:table-cell>
          <table:table-cell office:value-type="float" office:value="0.252">
            <text:p>0.25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nl.uva.vlet.vfs.test.testVFS.testZExceptionCreateDirNotIgnoreExsting()</text:p>
          </table:table-cell>
          <table:table-cell table:style-name="ce1" office:value-type="string">
            <text:p>8.4181305E-4</text:p>
          </table:table-cell>
          <table:table-cell office:value-type="float" office:value="0.249">
            <text:p>0.2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UnixAttributes()</text:p>
          </table:table-cell>
          <table:table-cell table:style-name="ce1" office:value-type="string">
            <text:p>6.693935E-4</text:p>
          </table:table-cell>
          <table:table-cell office:value-type="float" office:value="0.198">
            <text:p>0.1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getRemoteLocation()</text:p>
          </table:table-cell>
          <table:table-cell table:style-name="ce1" office:value-type="string">
            <text:p>6.32205E-4</text:p>
          </table:table-cell>
          <table:table-cell office:value-type="float" office:value="0.187">
            <text:p>0.18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nl.uva.vlet.vfs.test.testVFS.testStreamReadWriteSingleBytes()</text:p>
          </table:table-cell>
          <table:table-cell table:style-name="ce1" office:value-type="string">
            <text:p>6.32205E-4</text:p>
          </table:table-cell>
          <table:table-cell office:value-type="float" office:value="0.187">
            <text:p>0.1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Name()</text:p>
          </table:table-cell>
          <table:table-cell table:style-name="ce1" office:value-type="string">
            <text:p>6.153011E-4</text:p>
          </table:table-cell>
          <table:table-cell office:value-type="float" office:value="0.182">
            <text:p>0.182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nl.uva.vlet.vfs.test.testVFS.testZExceptionCreateFileDoNotIgnoreExisting()</text:p>
          </table:table-cell>
          <table:table-cell table:style-name="ce1" office:value-type="string">
            <text:p>6.0853956E-4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SubDir()</text:p>
          </table:table-cell>
          <table:table-cell table:style-name="ce1" office:value-type="string">
            <text:p>6.0853956E-4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TestLocation(String)</text:p>
          </table:table-cell>
          <table:table-cell table:style-name="ce1" office:value-type="string">
            <text:p>5.9501646E-4</text:p>
          </table:table-cell>
          <table:table-cell office:value-type="float" office:value="0.176">
            <text:p>0.17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VReplicatable()</text:p>
          </table:table-cell>
          <table:table-cell table:style-name="ce1" office:value-type="string">
            <text:p>5.7811255E-4</text:p>
          </table:table-cell>
          <table:table-cell office:value-type="float" office:value="0.171">
            <text:p>0.1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mv(nl.uva.vlet.vrl.VRL, String, boolean)</text:p>
          </table:table-cell>
          <table:table-cell table:style-name="ce1" office:value-type="string">
            <text:p>5.747318E-4</text:p>
          </table:table-cell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Location(String)</text:p>
          </table:table-cell>
          <table:table-cell table:style-name="ce1" office:value-type="string">
            <text:p>5.7135103E-4</text:p>
          </table:table-cell>
          <table:table-cell office:value-type="float" office:value="0.169">
            <text:p>0.16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ile.create(boolean)</text:p>
          </table:table-cell>
          <table:table-cell table:style-name="ce1" office:value-type="string">
            <text:p>5.5782794E-4</text:p>
          </table:table-cell>
          <table:table-cell office:value-type="float" office:value="0.165">
            <text:p>0.16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table:style-name="ce1" office:value-type="string">
            <text:p>5.5106636E-4</text:p>
          </table:table-cell>
          <table:table-cell office:value-type="float" office:value="0.163">
            <text:p>0.16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nl.uva.vlet.vfs.test.testVFS.testCreateAndDeleteDirWithSpace()</text:p>
          </table:table-cell>
          <table:table-cell table:style-name="ce1" office:value-type="string">
            <text:p>5.071163E-4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ileAttributes()</text:p>
          </table:table-cell>
          <table:table-cell table:style-name="ce1" office:value-type="string">
            <text:p>5.0035474E-4</text:p>
          </table:table-cell>
          <table:table-cell office:value-type="float" office:value="0.148">
            <text:p>0.1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RenameFile()</text:p>
          </table:table-cell>
          <table:table-cell table:style-name="ce1" office:value-type="string">
            <text:p>4.935932E-4</text:p>
          </table:table-cell>
          <table:table-cell office:value-type="float" office:value="0.146">
            <text:p>0.1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nextFilename(String)</text:p>
          </table:table-cell>
          <table:table-cell table:style-name="ce1" office:value-type="string">
            <text:p>4.6316622E-4</text:p>
          </table:table-cell>
          <table:table-cell office:value-type="float" office:value="0.137">
            <text:p>0.1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nl.uva.vlet.vfs.cloud.CloudOutputStream.write(int)</text:p>
          </table:table-cell>
          <table:table-cell table:style-name="ce1" office:value-type="string">
            <text:p>4.4288157E-4</text:p>
          </table:table-cell>
          <table:table-cell office:value-type="float" office:value="0.131">
            <text:p>0.13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nl.uva.vlet.vfs.cloud.CloudFile.delete()</text:p>
          </table:table-cell>
          <table:table-cell table:style-name="ce1" office:value-type="string">
            <text:p>4.1921614E-4</text:p>
          </table:table-cell>
          <table:table-cell office:value-type="float" office:value="0.124">
            <text:p>0.12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test.testVFS.testSetLength()</text:p>
          </table:table-cell>
          <table:table-cell table:style-name="ce1" office:value-type="string">
            <text:p>4.0569305E-4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RenameDir()</text:p>
          </table:table-cell>
          <table:table-cell table:style-name="ce1" office:value-type="string">
            <text:p>4.0231226E-4</text:p>
          </table:table-cell>
          <table:table-cell office:value-type="float" office:value="0.119">
            <text:p>0.1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Bytes(nl.uva.vlet.vfs.VFile, long, byte[])</text:p>
          </table:table-cell>
          <table:table-cell table:style-name="ce1" office:value-type="string">
            <text:p>3.9893147E-4</text:p>
          </table:table-cell>
          <table:table-cell office:value-type="float" office:value="0.118">
            <text:p>0.1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cloud.CloudFile.exists()</text:p>
          </table:table-cell>
          <table:table-cell table:style-name="ce1" office:value-type="string">
            <text:p>3.7864683E-4</text:p>
          </table:table-cell>
          <table:table-cell office:value-type="float" office:value="0.112">
            <text:p>0.11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cloud.CloudFile.getChecksum(String)</text:p>
          </table:table-cell>
          <table:table-cell table:style-name="ce1" office:value-type="string">
            <text:p>3.7526607E-4</text:p>
          </table:table-cell>
          <table:table-cell office:value-type="float" office:value="0.111">
            <text:p>0.1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table:style-name="ce1" office:value-type="string">
            <text:p>3.6174295E-4</text:p>
          </table:table-cell>
          <table:table-cell office:value-type="float" office:value="0.107">
            <text:p>0.10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nl.uva.vlet.vfs.cloud.CloudDir.create(boolean)</text:p>
          </table:table-cell>
          <table:table-cell table:style-name="ce1" office:value-type="string">
            <text:p>3.5160064E-4</text:p>
          </table:table-cell>
          <table:table-cell office:value-type="float" office:value="0.104">
            <text:p>0.10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cloud.CloudFile.getOutputStream()</text:p>
          </table:table-cell>
          <table:table-cell table:style-name="ce1" office:value-type="string">
            <text:p>3.5160064E-4</text:p>
          </table:table-cell>
          <table:table-cell office:value-type="float" office:value="0.104">
            <text:p>0.10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BlobStore.&lt;init&gt;()</text:p>
          </table:table-cell>
          <table:table-cell table:style-name="ce1" office:value-type="string">
            <text:p>3.414583E-4</text:p>
          </table:table-cell>
          <table:table-cell office:value-type="float" office:value="0.101">
            <text:p>0.10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OutputStream.&lt;clinit&gt;</text:p>
          </table:table-cell>
          <table:table-cell table:style-name="ce1" office:value-type="string">
            <text:p>3.2117366E-4</text:p>
          </table:table-cell>
          <table:table-cell office:value-type="float" office:value="0.095">
            <text:p>0.0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RandomBytes()</text:p>
          </table:table-cell>
          <table:table-cell table:style-name="ce1" office:value-type="string">
            <text:p>3.1779287E-4</text:p>
          </table:table-cell>
          <table:table-cell office:value-type="float" office:value="0.094">
            <text:p>0.0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SCreateAndDeleteDir()</text:p>
          </table:table-cell>
          <table:table-cell table:style-name="ce1" office:value-type="string">
            <text:p>3.1103133E-4</text:p>
          </table:table-cell>
          <table:table-cell office:value-type="float" office:value="0.092">
            <text:p>0.0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message(String)</text:p>
          </table:table-cell>
          <table:table-cell table:style-name="ce1" office:value-type="string">
            <text:p>2.70462E-4</text:p>
          </table:table-cell>
          <table:table-cell office:value-type="float" office:value="0.08">
            <text:p>0.0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nl.uva.vlet.vfs.cloud.CloudDir.&lt;clinit&gt;</text:p>
          </table:table-cell>
          <table:table-cell table:style-name="ce1" office:value-type="string">
            <text:p>2.332735E-4</text:p>
          </table:table-cell>
          <table:table-cell office:value-type="float" office:value="0.069">
            <text:p>0.0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rename(String, boolean)</text:p>
          </table:table-cell>
          <table:table-cell table:style-name="ce1" office:value-type="string">
            <text:p>2.332735E-4</text:p>
          </table:table-cell>
          <table:table-cell office:value-type="float" office:value="0.069">
            <text:p>0.0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$1.&lt;clinit&gt;</text:p>
          </table:table-cell>
          <table:table-cell table:style-name="ce1" office:value-type="string">
            <text:p>1.8932341E-4</text:p>
          </table:table-cell>
          <table:table-cell office:value-type="float" office:value="0.056">
            <text:p>0.0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delete(boolean)</text:p>
          </table:table-cell>
          <table:table-cell table:style-name="ce1" office:value-type="string">
            <text:p>1.8256187E-4</text:p>
          </table:table-cell>
          <table:table-cell office:value-type="float" office:value="0.054">
            <text:p>0.05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nl.uva.vlet.vfs.cloud.CloudConstants.&lt;clinit&gt;</text:p>
          </table:table-cell>
          <table:table-cell table:style-name="ce1" office:value-type="string">
            <text:p>1.6565798E-4</text:p>
          </table:table-cell>
          <table:table-cell office:value-type="float" office:value="0.049">
            <text:p>0.0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InputStream()</text:p>
          </table:table-cell>
          <table:table-cell table:style-name="ce1" office:value-type="string">
            <text:p>1.6565798E-4</text:p>
          </table:table-cell>
          <table:table-cell office:value-type="float" office:value="0.049">
            <text:p>0.04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cloud.CloudOutputStream.flush()</text:p>
          </table:table-cell>
          <table:table-cell table:style-name="ce1" office:value-type="string">
            <text:p>1.4875412E-4</text:p>
          </table:table-cell>
          <table:table-cell office:value-type="float" office:value="0.044">
            <text:p>0.0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nl.uva.vlet.vfs.cloud.CloudDir.list()</text:p>
          </table:table-cell>
          <table:table-cell table:style-name="ce1" office:value-type="string">
            <text:p>1.35231E-4</text:p>
          </table:table-cell>
          <table:table-cell office:value-type="float" office:value="0.04">
            <text:p>0.0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test.testVFS.testRenameWithSpaces()</text:p>
          </table:table-cell>
          <table:table-cell table:style-name="ce1" office:value-type="string">
            <text:p>1.0142326E-4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Default()</text:p>
          </table:table-cell>
          <table:table-cell table:style-name="ce1" office:value-type="string">
            <text:p>1.0142326E-4</text:p>
          </table:table-cell>
          <table:table-cell office:value-type="float" office:value="0.03">
            <text:p>0.0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createFile(nl.uva.vlet.vfs.VFileSystem, nl.uva.vlet.vrl.VRL, boolean)</text:p>
          </table:table-cell>
          <table:table-cell table:style-name="ce1" office:value-type="string">
            <text:p>7.437706E-5</text:p>
          </table:table-cell>
          <table:table-cell office:value-type="float" office:value="0.022">
            <text:p>0.0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createDir(nl.uva.vlet.vfs.VFileSystem, nl.uva.vlet.vrl.VRL, boolean)</text:p>
          </table:table-cell>
          <table:table-cell table:style-name="ce1" office:value-type="string">
            <text:p>7.0996284E-5</text:p>
          </table:table-cell>
          <table:table-cell office:value-type="float" office:value="0.021">
            <text:p>0.0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ZRegressionStreamWrite32KBug()</text:p>
          </table:table-cell>
          <table:table-cell table:style-name="ce1" office:value-type="string">
            <text:p>5.747318E-5</text:p>
          </table:table-cell>
          <table:table-cell office:value-type="float" office:value="0.017">
            <text:p>0.0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()</text:p>
          </table:table-cell>
          <table:table-cell table:style-name="ce1" office:value-type="string">
            <text:p>5.4092405E-5</text:p>
          </table:table-cell>
          <table:table-cell office:value-type="float" office:value="0.016">
            <text:p>0.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ChecksumTypes()</text:p>
          </table:table-cell>
          <table:table-cell table:style-name="ce1" office:value-type="string">
            <text:p>5.071163E-5</text:p>
          </table:table-cell>
          <table:table-cell office:value-type="float" office:value="0.015">
            <text:p>0.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Local()</text:p>
          </table:table-cell>
          <table:table-cell table:style-name="ce1" office:value-type="string">
            <text:p>5.071163E-5</text:p>
          </table:table-cell>
          <table:table-cell office:value-type="float" office:value="0.015">
            <text:p>0.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()</text:p>
          </table:table-cell>
          <table:table-cell table:style-name="ce1" office:value-type="string">
            <text:p>5.071163E-5</text:p>
          </table:table-cell>
          <table:table-cell office:value-type="float" office:value="0.015">
            <text:p>0.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Remote()</text:p>
          </table:table-cell>
          <table:table-cell table:style-name="ce1" office:value-type="string">
            <text:p>4.395008E-5</text:p>
          </table:table-cell>
          <table:table-cell office:value-type="float" office:value="0.013">
            <text:p>0.0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clinit&gt;</text:p>
          </table:table-cell>
          <table:table-cell table:style-name="ce1" office:value-type="string">
            <text:p>4.395008E-5</text:p>
          </table:table-cell>
          <table:table-cell office:value-type="float" office:value="0.013">
            <text:p>0.0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clinit&gt;</text:p>
          </table:table-cell>
          <table:table-cell table:style-name="ce1" office:value-type="string">
            <text:p>2.7046202E-5</text:p>
          </table:table-cell>
          <table:table-cell office:value-type="float" office:value="0.008">
            <text:p>0.0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rename(String, boolean)</text:p>
          </table:table-cell>
          <table:table-cell table:style-name="ce1" office:value-type="string">
            <text:p>2.7046202E-5</text:p>
          </table:table-cell>
          <table:table-cell office:value-type="float" office:value="0.008">
            <text:p>0.0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&lt;init&gt;()</text:p>
          </table:table-cell>
          <table:table-cell table:style-name="ce1" office:value-type="string">
            <text:p>2.3665427E-5</text:p>
          </table:table-cell>
          <table:table-cell office:value-type="float" office:value="0.007">
            <text:p>0.0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Reverse()</text:p>
          </table:table-cell>
          <table:table-cell table:style-name="ce1" office:value-type="string">
            <text:p>1.6903876E-5</text:p>
          </table:table-cell>
          <table:table-cell office:value-type="float" office:value="0.005">
            <text:p>0.0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Reverse()</text:p>
          </table:table-cell>
          <table:table-cell table:style-name="ce1" office:value-type="string">
            <text:p>1.3523101E-5</text:p>
          </table:table-cell>
          <table:table-cell office:value-type="float" office:value="0.004">
            <text:p>0.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Remote()</text:p>
          </table:table-cell>
          <table:table-cell table:style-name="ce1" office:value-type="string">
            <text:p>6.7615506E-6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Local()</text:p>
          </table:table-cell>
          <table:table-cell table:style-name="ce1" office:value-type="string">
            <text:p>3.3807753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debug(String)</text:p>
          </table:table-cell>
          <table:table-cell table:style-name="ce1" office:value-type="string">
            <text:p>3.3807753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DefaultHom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f:=SUM([.B2:.B148])" office:value-type="float" office:value="99.9814209408">
            <text:p>99.9814209408</text:p>
          </table:table-cell>
          <table:table-cell table:formula="of:=SUM([.C2:.C148])" office:value-type="float" office:value="29579.014">
            <text:p>29579.014</text:p>
          </table:table-cell>
          <table:table-cell table:formula="of:=SUM([.D2:.D148])" office:value-type="float" office:value="5360">
            <text:p>5360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>
            <text:p>Hot Spots - Method</text:p>
          </table:table-cell>
          <table:table-cell office:value-type="string">
            <text:p>Self time [%]</text:p>
          </table:table-cell>
          <table:table-cell office:value-type="string">
            <text:p>Self time ms</text:p>
          </table:table-cell>
          <table:table-cell office:value-type="string">
            <text:p>Invocations</text:p>
          </table:table-cell>
        </table:table-row>
        <table:table-row table:style-name="ro1">
          <table:table-cell office:value-type="string">
            <text:p>nl.uva.vlet.vfs.cloud.CloudFileSystem.getBlobStoreContext()</text:p>
          </table:table-cell>
          <table:table-cell office:value-type="float" office:value="64.74492">
            <text:p>64.74492</text:p>
          </table:table-cell>
          <table:table-cell office:value-type="float" office:value="19789.637">
            <text:p>19789.63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nl.uva.vlet.vfs.test.testVFS.setUp()</text:p>
          </table:table-cell>
          <table:table-cell office:value-type="float" office:value="12.8643675">
            <text:p>12.8643675</text:p>
          </table:table-cell>
          <table:table-cell office:value-type="float" office:value="3932.064">
            <text:p>3932.06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OutputStream.getBlobStoreContext()</text:p>
          </table:table-cell>
          <table:table-cell office:value-type="float" office:value="3.8124235">
            <text:p>3.8124235</text:p>
          </table:table-cell>
          <table:table-cell office:value-type="float" office:value="1165.288">
            <text:p>1165.2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BlobStore.suite()</text:p>
          </table:table-cell>
          <table:table-cell office:value-type="float" office:value="3.7679877">
            <text:p>3.7679877</text:p>
          </table:table-cell>
          <table:table-cell office:value-type="float" office:value="1151.706">
            <text:p>1151.7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updateServerInfo(nl.uva.vlet.vrs.VRSContext, nl.uva.vlet.vrs.ServerInfo, nl.uva.vlet.vrl.VRL)</text:p>
          </table:table-cell>
          <table:table-cell office:value-type="float" office:value="3.5493429">
            <text:p>3.5493429</text:p>
          </table:table-cell>
          <table:table-cell office:value-type="float" office:value="1084.876">
            <text:p>1084.87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nl.uva.vlet.vfs.cloud.CloudFileSystem.queryPath(nl.uva.vlet.vrl.VRL)</text:p>
          </table:table-cell>
          <table:table-cell office:value-type="float" office:value="1.6181194">
            <text:p>1.6181194</text:p>
          </table:table-cell>
          <table:table-cell office:value-type="float" office:value="494.587">
            <text:p>494.587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nl.uva.vlet.vfs.cloud.CloudOutputStream.writeData()</text:p>
          </table:table-cell>
          <table:table-cell office:value-type="float" office:value="1.3788958">
            <text:p>1.3788958</text:p>
          </table:table-cell>
          <table:table-cell office:value-type="float" office:value="421.467">
            <text:p>421.46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Move10MBForthAndBack()</text:p>
          </table:table-cell>
          <table:table-cell office:value-type="float" office:value="0.8355945">
            <text:p>0.8355945</text:p>
          </table:table-cell>
          <table:table-cell office:value-type="float" office:value="255.404">
            <text:p>255.4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exists(nl.uva.vlet.vrl.VRL, org.jclouds.blobstore.domain.StorageType)</text:p>
          </table:table-cell>
          <table:table-cell office:value-type="float" office:value="0.8202373">
            <text:p>0.8202373</text:p>
          </table:table-cell>
          <table:table-cell office:value-type="float" office:value="250.71">
            <text:p>250.7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nl.uva.vlet.vfs.test.testVFS.testStreamWrite()</text:p>
          </table:table-cell>
          <table:table-cell office:value-type="float" office:value="0.79974365">
            <text:p>0.79974365</text:p>
          </table:table-cell>
          <table:table-cell office:value-type="float" office:value="244.446">
            <text:p>244.4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ls(nl.uva.vlet.vrl.VRL)</text:p>
          </table:table-cell>
          <table:table-cell office:value-type="float" office:value="0.7924282">
            <text:p>0.7924282</text:p>
          </table:table-cell>
          <table:table-cell office:value-type="float" office:value="242.21">
            <text:p>242.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test.testVFS.testStreamRead()</text:p>
          </table:table-cell>
          <table:table-cell office:value-type="float" office:value="0.78080726">
            <text:p>0.78080726</text:p>
          </table:table-cell>
          <table:table-cell office:value-type="float" office:value="238.658">
            <text:p>238.6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rm(nl.uva.vlet.vrl.VRL)</text:p>
          </table:table-cell>
          <table:table-cell office:value-type="float" office:value="0.6036372">
            <text:p>0.6036372</text:p>
          </table:table-cell>
          <table:table-cell office:value-type="float" office:value="184.505">
            <text:p>184.50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nl.uva.vlet.vfs.cloud.CloudFileSystem.getInputStream(nl.uva.vlet.vrl.VRL)</text:p>
          </table:table-cell>
          <table:table-cell office:value-type="float" office:value="0.59446347">
            <text:p>0.59446347</text:p>
          </table:table-cell>
          <table:table-cell office:value-type="float" office:value="181.701">
            <text:p>181.70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cloud.CloudFileSystem.touch(nl.uva.vlet.vrl.VRL, boolean)</text:p>
          </table:table-cell>
          <table:table-cell office:value-type="float" office:value="0.45265675">
            <text:p>0.45265675</text:p>
          </table:table-cell>
          <table:table-cell office:value-type="float" office:value="138.357">
            <text:p>138.35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l.uva.vlet.vfs.cloud.CloudOutputStream.write(byte[], int, int)</text:p>
          </table:table-cell>
          <table:table-cell office:value-type="float" office:value="0.27994266">
            <text:p>0.27994266</text:p>
          </table:table-cell>
          <table:table-cell office:value-type="float" office:value="85.566">
            <text:p>85.56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nl.uva.vlet.vfs.test.VTestCase.verbose(int, String)</text:p>
          </table:table-cell>
          <table:table-cell office:value-type="float" office:value="0.2224171">
            <text:p>0.2224171</text:p>
          </table:table-cell>
          <table:table-cell office:value-type="float" office:value="67.983">
            <text:p>67.98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nl.uva.vlet.vfs.test.testVFS.testX3rdPartyTransfer(nl.uva.vlet.vrl.VRL, nl.uva.vlet.vrl.VRL, String, String, boolean)</text:p>
          </table:table-cell>
          <table:table-cell office:value-type="float" office:value="0.21341023">
            <text:p>0.21341023</text:p>
          </table:table-cell>
          <table:table-cell office:value-type="float" office:value="65.23">
            <text:p>65.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cloud.CloudFSFactory.createNewFileSystem(nl.uva.vlet.vrs.VRSContext, nl.uva.vlet.vrs.ServerInfo, nl.uva.vlet.vrl.VRL)</text:p>
          </table:table-cell>
          <table:table-cell office:value-type="float" office:value="0.19772917">
            <text:p>0.19772917</text:p>
          </table:table-cell>
          <table:table-cell office:value-type="float" office:value="60.437">
            <text:p>60.4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FSNodeAttributes(nl.uva.vlet.vfs.VFSNode)</text:p>
          </table:table-cell>
          <table:table-cell office:value-type="float" office:value="0.17943734">
            <text:p>0.17943734</text:p>
          </table:table-cell>
          <table:table-cell office:value-type="float" office:value="54.846">
            <text:p>54.8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getContainerAndPath(nl.uva.vlet.vrl.VRL)</text:p>
          </table:table-cell>
          <table:table-cell office:value-type="float" office:value="0.1648163">
            <text:p>0.1648163</text:p>
          </table:table-cell>
          <table:table-cell office:value-type="float" office:value="50.377">
            <text:p>50.377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nl.uva.vlet.vfs.cloud.CloudFileSystem.mkdir(nl.uva.vlet.vrl.VRL, boolean)</text:p>
          </table:table-cell>
          <table:table-cell office:value-type="float" office:value="0.15966672">
            <text:p>0.15966672</text:p>
          </table:table-cell>
          <table:table-cell office:value-type="float" office:value="48.803">
            <text:p>48.80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test.testBlobStore.main(String[])</text:p>
          </table:table-cell>
          <table:table-cell office:value-type="float" office:value="0.11815919">
            <text:p>0.11815919</text:p>
          </table:table-cell>
          <table:table-cell office:value-type="float" office:value="36.116">
            <text:p>36.1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etGetSimpleContentsNewFile()</text:p>
          </table:table-cell>
          <table:table-cell office:value-type="float" office:value="0.10549133">
            <text:p>0.10549133</text:p>
          </table:table-cell>
          <table:table-cell office:value-type="float" office:value="32.244">
            <text:p>32.2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getServerInfo()</text:p>
          </table:table-cell>
          <table:table-cell office:value-type="float" office:value="0.09482245">
            <text:p>0.09482245</text:p>
          </table:table-cell>
          <table:table-cell office:value-type="float" office:value="28.983">
            <text:p>28.9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etGetSimpleContentsExistingFile()</text:p>
          </table:table-cell>
          <table:table-cell office:value-type="float" office:value="0.0938017">
            <text:p>0.0938017</text:p>
          </table:table-cell>
          <table:table-cell office:value-type="float" office:value="28.671">
            <text:p>28.6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Bytes()</text:p>
          </table:table-cell>
          <table:table-cell office:value-type="float" office:value="0.060980428">
            <text:p>0.060980428</text:p>
          </table:table-cell>
          <table:table-cell office:value-type="float" office:value="18.639">
            <text:p>18.6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init&gt;()</text:p>
          </table:table-cell>
          <table:table-cell office:value-type="float" office:value="0.053946365">
            <text:p>0.053946365</text:p>
          </table:table-cell>
          <table:table-cell office:value-type="float" office:value="16.489">
            <text:p>16.4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CopyDirToRemote()</text:p>
          </table:table-cell>
          <table:table-cell office:value-type="float" office:value="0.05356685">
            <text:p>0.05356685</text:p>
          </table:table-cell>
          <table:table-cell office:value-type="float" office:value="16.373">
            <text:p>16.3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Exists()</text:p>
          </table:table-cell>
          <table:table-cell office:value-type="float" office:value="0.049078137">
            <text:p>0.049078137</text:p>
          </table:table-cell>
          <table:table-cell office:value-type="float" office:value="15.001">
            <text:p>15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&lt;init&gt;()</text:p>
          </table:table-cell>
          <table:table-cell office:value-type="float" office:value="0.041494433">
            <text:p>0.041494433</text:p>
          </table:table-cell>
          <table:table-cell office:value-type="float" office:value="12.683">
            <text:p>12.68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CreateAndDeleteRecursiveDir()</text:p>
          </table:table-cell>
          <table:table-cell office:value-type="float" office:value="0.03909631">
            <text:p>0.03909631</text:p>
          </table:table-cell>
          <table:table-cell office:value-type="float" office:value="11.95">
            <text:p>11.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PrintInfo()</text:p>
          </table:table-cell>
          <table:table-cell office:value-type="float" office:value="0.036564045">
            <text:p>0.036564045</text:p>
          </table:table-cell>
          <table:table-cell office:value-type="float" office:value="11.176">
            <text:p>11.1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ListDirFiltered()</text:p>
          </table:table-cell>
          <table:table-cell office:value-type="float" office:value="0.03485624">
            <text:p>0.03485624</text:p>
          </table:table-cell>
          <table:table-cell office:value-type="float" office:value="10.654">
            <text:p>10.6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&lt;clinit&gt;</text:p>
          </table:table-cell>
          <table:table-cell office:value-type="float" office:value="0.030632531">
            <text:p>0.030632531</text:p>
          </table:table-cell>
          <table:table-cell office:value-type="float" office:value="9.363">
            <text:p>9.3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TildeExpansion()</text:p>
          </table:table-cell>
          <table:table-cell office:value-type="float" office:value="0.02654623">
            <text:p>0.02654623</text:p>
          </table:table-cell>
          <table:table-cell office:value-type="float" office:value="8.114">
            <text:p>8.1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Path(nl.uva.vlet.vrl.VRL)</text:p>
          </table:table-cell>
          <table:table-cell office:value-type="float" office:value="0.02425607">
            <text:p>0.02425607</text:p>
          </table:table-cell>
          <table:table-cell office:value-type="float" office:value="7.414">
            <text:p>7.41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nl.uva.vlet.vfs.test.testVFS.testCopyEmptyDir()</text:p>
          </table:table-cell>
          <table:table-cell office:value-type="float" office:value="0.023349822">
            <text:p>0.023349822</text:p>
          </table:table-cell>
          <table:table-cell office:value-type="float" office:value="7.137">
            <text:p>7.1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ullDir()</text:p>
          </table:table-cell>
          <table:table-cell office:value-type="float" office:value="0.023124076">
            <text:p>0.023124076</text:p>
          </table:table-cell>
          <table:table-cell office:value-type="float" office:value="7.068">
            <text:p>7.0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&lt;clinit&gt;</text:p>
          </table:table-cell>
          <table:table-cell office:value-type="float" office:value="0.019963656">
            <text:p>0.019963656</text:p>
          </table:table-cell>
          <table:table-cell office:value-type="float" office:value="6.102">
            <text:p>6.1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&lt;init&gt;(String, String, String, java.util.Properties)</text:p>
          </table:table-cell>
          <table:table-cell office:value-type="float" office:value="0.019885136">
            <text:p>0.019885136</text:p>
          </table:table-cell>
          <table:table-cell office:value-type="float" office:value="6.078">
            <text:p>6.07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CreateDirPermissionDenied()</text:p>
          </table:table-cell>
          <table:table-cell office:value-type="float" office:value="0.018458692">
            <text:p>0.018458692</text:p>
          </table:table-cell>
          <table:table-cell office:value-type="float" office:value="5.642">
            <text:p>5.6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SchemeNames()</text:p>
          </table:table-cell>
          <table:table-cell office:value-type="float" office:value="0.018442335">
            <text:p>0.018442335</text:p>
          </table:table-cell>
          <table:table-cell office:value-type="float" office:value="5.637">
            <text:p>5.6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Settings.&lt;init&gt;()</text:p>
          </table:table-cell>
          <table:table-cell office:value-type="float" office:value="0.016126001">
            <text:p>0.016126001</text:p>
          </table:table-cell>
          <table:table-cell office:value-type="float" office:value="4.929">
            <text:p>4.9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debug(String)</text:p>
          </table:table-cell>
          <table:table-cell office:value-type="float" office:value="0.014706101">
            <text:p>0.014706101</text:p>
          </table:table-cell>
          <table:table-cell office:value-type="float" office:value="4.495">
            <text:p>4.4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cloud.CloudFileSystem.newDir(nl.uva.vlet.vrl.VRL)</text:p>
          </table:table-cell>
          <table:table-cell office:value-type="float" office:value="0.011421357">
            <text:p>0.011421357</text:p>
          </table:table-cell>
          <table:table-cell office:value-type="float" office:value="3.491">
            <text:p>3.49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nl.uva.vlet.vfs.test.testVFS.testAlias()</text:p>
          </table:table-cell>
          <table:table-cell office:value-type="float" office:value="0.00963176">
            <text:p>0.00963176</text:p>
          </table:table-cell>
          <table:table-cell office:value-type="float" office:value="2.944">
            <text:p>2.9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Checksum()</text:p>
          </table:table-cell>
          <table:table-cell office:value-type="float" office:value="0.009278421">
            <text:p>0.009278421</text:p>
          </table:table-cell>
          <table:table-cell office:value-type="float" office:value="2.836">
            <text:p>2.8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MoveToLocal(boolean)</text:p>
          </table:table-cell>
          <table:table-cell office:value-type="float" office:value="0.008179144">
            <text:p>0.008179144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CopyMoveToRemote(boolean)</text:p>
          </table:table-cell>
          <table:table-cell office:value-type="float" office:value="0.0077309273">
            <text:p>0.0077309273</text:p>
          </table:table-cell>
          <table:table-cell office:value-type="float" office:value="2.363">
            <text:p>2.3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OutputStream.close()</text:p>
          </table:table-cell>
          <table:table-cell office:value-type="float" office:value="0.006984989">
            <text:p>0.006984989</text:p>
          </table:table-cell>
          <table:table-cell office:value-type="float" office:value="2.135">
            <text:p>2.13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cloud.CloudFileSystem.newFile(nl.uva.vlet.vrl.VRL)</text:p>
          </table:table-cell>
          <table:table-cell office:value-type="float" office:value="0.0061507165">
            <text:p>0.0061507165</text:p>
          </table:table-cell>
          <table:table-cell office:value-type="float" office:value="1.88">
            <text:p>1.8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nl.uva.vlet.vfs.cloud.CloudDir.exists()</text:p>
          </table:table-cell>
          <table:table-cell office:value-type="float" office:value="0.0052510104">
            <text:p>0.0052510104</text:p>
          </table:table-cell>
          <table:table-cell office:value-type="float" office:value="1.605">
            <text:p>1.605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nl.uva.vlet.vfs.cloud.CloudFileSystem.removePrefix(String)</text:p>
          </table:table-cell>
          <table:table-cell office:value-type="float" office:value="0.0049827346">
            <text:p>0.0049827346</text:p>
          </table:table-cell>
          <table:table-cell office:value-type="float" office:value="1.523">
            <text:p>1.523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nl.uva.vlet.vfs.test.testVFS.testVRandomReader()</text:p>
          </table:table-cell>
          <table:table-cell office:value-type="float" office:value="0.004613037">
            <text:p>0.004613037</text:p>
          </table:table-cell>
          <table:table-cell office:value-type="float" office:value="1.41">
            <text:p>1.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andomReadable()</text:p>
          </table:table-cell>
          <table:table-cell office:value-type="float" office:value="0.004069942">
            <text:p>0.004069942</text:p>
          </table:table-cell>
          <table:table-cell office:value-type="float" office:value="1.244">
            <text:p>1.2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ListDirIterator()</text:p>
          </table:table-cell>
          <table:table-cell office:value-type="float" office:value="0.004033954">
            <text:p>0.004033954</text:p>
          </table:table-cell>
          <table:table-cell office:value-type="float" office:value="1.233">
            <text:p>1.2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block(com.google.common.util.concurrent.ListenableFuture)</text:p>
          </table:table-cell>
          <table:table-cell office:value-type="float" office:value="0.0039914222">
            <text:p>0.0039914222</text:p>
          </table:table-cell>
          <table:table-cell office:value-type="float" office:value="1.22">
            <text:p>1.22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nl.uva.vlet.vfs.cloud.CloudFileSystem.&lt;init&gt;(nl.uva.vlet.vrs.VRSContext, nl.uva.vlet.vrs.ServerInfo)</text:p>
          </table:table-cell>
          <table:table-cell office:value-type="float" office:value="0.0036838865">
            <text:p>0.0036838865</text:p>
          </table:table-cell>
          <table:table-cell office:value-type="float" office:value="1.126">
            <text:p>1.1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&lt;init&gt;(nl.uva.vlet.vfs.cloud.CloudFileSystem, nl.uva.vlet.vrl.VRL)</text:p>
          </table:table-cell>
          <table:table-cell office:value-type="float" office:value="0.003049185">
            <text:p>0.003049185</text:p>
          </table:table-cell>
          <table:table-cell office:value-type="float" office:value="0.932">
            <text:p>0.93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nl.uva.vlet.vfs.test.testVFS.testCreateAndDeleteFullpathFile()</text:p>
          </table:table-cell>
          <table:table-cell office:value-type="float" office:value="0.0029150469">
            <text:p>0.0029150469</text:p>
          </table:table-cell>
          <table:table-cell office:value-type="float" office:value="0.891">
            <text:p>0.8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ResourceType(org.jclouds.blobstore.domain.StorageType, nl.uva.vlet.vrl.VRL)</text:p>
          </table:table-cell>
          <table:table-cell office:value-type="float" office:value="0.0027154759">
            <text:p>0.0027154759</text:p>
          </table:table-cell>
          <table:table-cell office:value-type="float" office:value="0.83">
            <text:p>0.8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nl.uva.vlet.vfs.test.testVFS._testStreamWrite(int)</text:p>
          </table:table-cell>
          <table:table-cell office:value-type="float" office:value="0.002656586">
            <text:p>0.002656586</text:p>
          </table:table-cell>
          <table:table-cell office:value-type="float" office:value="0.812">
            <text:p>0.8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CreateAndDeleteFile()</text:p>
          </table:table-cell>
          <table:table-cell office:value-type="float" office:value="0.002571523">
            <text:p>0.002571523</text:p>
          </table:table-cell>
          <table:table-cell office:value-type="float" office:value="0.786">
            <text:p>0.7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ZZRemoveTestDir()</text:p>
          </table:table-cell>
          <table:table-cell office:value-type="float" office:value="0.0023261486">
            <text:p>0.0023261486</text:p>
          </table:table-cell>
          <table:table-cell office:value-type="float" office:value="0.711">
            <text:p>0.7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CreateDirectoryWhileFileWithSameNameExists()</text:p>
          </table:table-cell>
          <table:table-cell office:value-type="float" office:value="0.0023065186">
            <text:p>0.0023065186</text:p>
          </table:table-cell>
          <table:table-cell office:value-type="float" office:value="0.705">
            <text:p>0.7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Commentable()</text:p>
          </table:table-cell>
          <table:table-cell office:value-type="float" office:value="0.0021167626">
            <text:p>0.0021167626</text:p>
          </table:table-cell>
          <table:table-cell office:value-type="float" office:value="0.647">
            <text:p>0.6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File()</text:p>
          </table:table-cell>
          <table:table-cell office:value-type="float" office:value="0.0020087978">
            <text:p>0.0020087978</text:p>
          </table:table-cell>
          <table:table-cell office:value-type="float" office:value="0.614">
            <text:p>0.6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getCloudProperties()</text:p>
          </table:table-cell>
          <table:table-cell office:value-type="float" office:value="0.0018288566">
            <text:p>0.0018288566</text:p>
          </table:table-cell>
          <table:table-cell office:value-type="float" office:value="0.559">
            <text:p>0.5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Dir()</text:p>
          </table:table-cell>
          <table:table-cell office:value-type="float" office:value="0.0015998406">
            <text:p>0.0015998406</text:p>
          </table:table-cell>
          <table:table-cell office:value-type="float" office:value="0.489">
            <text:p>0.4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SCreateAndDeleteFile()</text:p>
          </table:table-cell>
          <table:table-cell office:value-type="float" office:value="0.001576939">
            <text:p>0.001576939</text:p>
          </table:table-cell>
          <table:table-cell office:value-type="float" office:value="0.482">
            <text:p>0.4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File()</text:p>
          </table:table-cell>
          <table:table-cell office:value-type="float" office:value="0.0015605807">
            <text:p>0.0015605807</text:p>
          </table:table-cell>
          <table:table-cell office:value-type="float" office:value="0.477">
            <text:p>0.4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OutputStream(nl.uva.vlet.vrl.VRL)</text:p>
          </table:table-cell>
          <table:table-cell office:value-type="float" office:value="0.0014428011">
            <text:p>0.0014428011</text:p>
          </table:table-cell>
          <table:table-cell office:value-type="float" office:value="0.441">
            <text:p>0.44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ACLs()</text:p>
          </table:table-cell>
          <table:table-cell office:value-type="float" office:value="0.0014231711">
            <text:p>0.0014231711</text:p>
          </table:table-cell>
          <table:table-cell office:value-type="float" office:value="0.435">
            <text:p>0.4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DeleteFileWithSpaceAndListParentDir()</text:p>
          </table:table-cell>
          <table:table-cell office:value-type="float" office:value="0.0013806395">
            <text:p>0.0013806395</text:p>
          </table:table-cell>
          <table:table-cell office:value-type="float" office:value="0.422">
            <text:p>0.4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init&gt;(nl.uva.vlet.vfs.VFileSystem, nl.uva.vlet.vrl.VRL)</text:p>
          </table:table-cell>
          <table:table-cell office:value-type="float" office:value="0.0012923048">
            <text:p>0.0012923048</text:p>
          </table:table-cell>
          <table:table-cell office:value-type="float" office:value="0.395">
            <text:p>0.395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nl.uva.vlet.vfs.test.testVFS.testCreateAndDeleteFileWithSpace()</text:p>
          </table:table-cell>
          <table:table-cell office:value-type="float" office:value="0.0012824899">
            <text:p>0.0012824899</text:p>
          </table:table-cell>
          <table:table-cell office:value-type="float" office:value="0.392">
            <text:p>0.3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Dir()</text:p>
          </table:table-cell>
          <table:table-cell office:value-type="float" office:value="0.0011090919">
            <text:p>0.0011090919</text:p>
          </table:table-cell>
          <table:table-cell office:value-type="float" office:value="0.339">
            <text:p>0.3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ootExists()</text:p>
          </table:table-cell>
          <table:table-cell office:value-type="float" office:value="0.001089462">
            <text:p>0.001089462</text:p>
          </table:table-cell>
          <table:table-cell office:value-type="float" office:value="0.333">
            <text:p>0.3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CreateFileWhileDirectoryWithSameNameExists()</text:p>
          </table:table-cell>
          <table:table-cell office:value-type="float" office:value="0.0010207572">
            <text:p>0.0010207572</text:p>
          </table:table-cell>
          <table:table-cell office:value-type="float" office:value="0.312">
            <text:p>0.3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name(nl.uva.vlet.vfs.VDir, String, String)</text:p>
          </table:table-cell>
          <table:table-cell office:value-type="float" office:value="0.0010043989">
            <text:p>0.0010043989</text:p>
          </table:table-cell>
          <table:table-cell office:value-type="float" office:value="0.307">
            <text:p>0.3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CreateDirNotIgnoreExsting()</text:p>
          </table:table-cell>
          <table:table-cell office:value-type="float" office:value="0.0010043989">
            <text:p>0.0010043989</text:p>
          </table:table-cell>
          <table:table-cell office:value-type="float" office:value="0.307">
            <text:p>0.3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WriteTruncates()</text:p>
          </table:table-cell>
          <table:table-cell office:value-type="float" office:value="0.0010011273">
            <text:p>0.0010011273</text:p>
          </table:table-cell>
          <table:table-cell office:value-type="float" office:value="0.306">
            <text:p>0.3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Length()</text:p>
          </table:table-cell>
          <table:table-cell table:style-name="ce1" office:value-type="string">
            <text:p>8.5717434E-4</text:p>
          </table:table-cell>
          <table:table-cell office:value-type="float" office:value="0.262">
            <text:p>0.26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nl.uva.vlet.vfs.cloud.CloudFileSystem.mv(nl.uva.vlet.vrl.VRL, String, boolean)</text:p>
          </table:table-cell>
          <table:table-cell table:style-name="ce1" office:value-type="string">
            <text:p>7.524813E-4</text:p>
          </table:table-cell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CreateFileDoNotIgnoreExisting()</text:p>
          </table:table-cell>
          <table:table-cell table:style-name="ce1" office:value-type="string">
            <text:p>7.197647E-4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ReadWriteSingleBytes()</text:p>
          </table:table-cell>
          <table:table-cell table:style-name="ce1" office:value-type="string">
            <text:p>6.935914E-4</text:p>
          </table:table-cell>
          <table:table-cell office:value-type="float" office:value="0.212">
            <text:p>0.2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table:style-name="ce1" office:value-type="string">
            <text:p>6.3797325E-4</text:p>
          </table:table-cell>
          <table:table-cell office:value-type="float" office:value="0.195">
            <text:p>0.1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nl.uva.vlet.vfs.test.testVFS.testCreateAndDeleteSubDir()</text:p>
          </table:table-cell>
          <table:table-cell table:style-name="ce1" office:value-type="string">
            <text:p>6.347016E-4</text:p>
          </table:table-cell>
          <table:table-cell office:value-type="float" office:value="0.194">
            <text:p>0.1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Replicatable()</text:p>
          </table:table-cell>
          <table:table-cell table:style-name="ce1" office:value-type="string">
            <text:p>6.248866E-4</text:p>
          </table:table-cell>
          <table:table-cell office:value-type="float" office:value="0.191">
            <text:p>0.1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Name()</text:p>
          </table:table-cell>
          <table:table-cell table:style-name="ce1" office:value-type="string">
            <text:p>5.8562675E-4</text:p>
          </table:table-cell>
          <table:table-cell office:value-type="float" office:value="0.179">
            <text:p>0.179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nl.uva.vlet.vfs.test.testVFS.testCreateAndDeleteDirWithSpace()</text:p>
          </table:table-cell>
          <table:table-cell table:style-name="ce1" office:value-type="string">
            <text:p>5.5945345E-4</text:p>
          </table:table-cell>
          <table:table-cell office:value-type="float" office:value="0.171">
            <text:p>0.1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ileAttributes()</text:p>
          </table:table-cell>
          <table:table-cell table:style-name="ce1" office:value-type="string">
            <text:p>5.2019354E-4</text:p>
          </table:table-cell>
          <table:table-cell office:value-type="float" office:value="0.159">
            <text:p>0.1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TestLocation(String)</text:p>
          </table:table-cell>
          <table:table-cell table:style-name="ce1" office:value-type="string">
            <text:p>5.0383527E-4</text:p>
          </table:table-cell>
          <table:table-cell office:value-type="float" office:value="0.154">
            <text:p>0.15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CreateAndRenameDir()</text:p>
          </table:table-cell>
          <table:table-cell table:style-name="ce1" office:value-type="string">
            <text:p>4.940203E-4</text:p>
          </table:table-cell>
          <table:table-cell office:value-type="float" office:value="0.151">
            <text:p>0.1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create(boolean)</text:p>
          </table:table-cell>
          <table:table-cell table:style-name="ce1" office:value-type="string">
            <text:p>4.7766202E-4</text:p>
          </table:table-cell>
          <table:table-cell office:value-type="float" office:value="0.146">
            <text:p>0.14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l.uva.vlet.vfs.cloud.CloudFile.getChecksum(String)</text:p>
          </table:table-cell>
          <table:table-cell table:style-name="ce1" office:value-type="string">
            <text:p>4.7439037E-4</text:p>
          </table:table-cell>
          <table:table-cell office:value-type="float" office:value="0.145">
            <text:p>0.14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cloud.CloudOutputStream.write(int)</text:p>
          </table:table-cell>
          <table:table-cell table:style-name="ce1" office:value-type="string">
            <text:p>4.6130375E-4</text:p>
          </table:table-cell>
          <table:table-cell office:value-type="float" office:value="0.141">
            <text:p>0.14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nl.uva.vlet.vfs.test.testVFS.nextFilename(String)</text:p>
          </table:table-cell>
          <table:table-cell table:style-name="ce1" office:value-type="string">
            <text:p>4.4494544E-4</text:p>
          </table:table-cell>
          <table:table-cell office:value-type="float" office:value="0.136">
            <text:p>0.1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nl.uva.vlet.vfs.test.testVFS.testCreateAndRenameFile()</text:p>
          </table:table-cell>
          <table:table-cell table:style-name="ce1" office:value-type="string">
            <text:p>4.3185882E-4</text:p>
          </table:table-cell>
          <table:table-cell office:value-type="float" office:value="0.132">
            <text:p>0.1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RandomBytes()</text:p>
          </table:table-cell>
          <table:table-cell table:style-name="ce1" office:value-type="string">
            <text:p>4.1550052E-4</text:p>
          </table:table-cell>
          <table:table-cell office:value-type="float" office:value="0.127">
            <text:p>0.1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getRemoteLocation()</text:p>
          </table:table-cell>
          <table:table-cell table:style-name="ce1" office:value-type="string">
            <text:p>3.9914224E-4</text:p>
          </table:table-cell>
          <table:table-cell office:value-type="float" office:value="0.122">
            <text:p>0.12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nl.uva.vlet.vfs.cloud.CloudFile.exists()</text:p>
          </table:table-cell>
          <table:table-cell table:style-name="ce1" office:value-type="string">
            <text:p>3.958706E-4</text:p>
          </table:table-cell>
          <table:table-cell office:value-type="float" office:value="0.121">
            <text:p>0.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cloud.CloudFile.delete()</text:p>
          </table:table-cell>
          <table:table-cell table:style-name="ce1" office:value-type="string">
            <text:p>3.958706E-4</text:p>
          </table:table-cell>
          <table:table-cell office:value-type="float" office:value="0.121">
            <text:p>0.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test.testVFS.testSetLength()</text:p>
          </table:table-cell>
          <table:table-cell table:style-name="ce1" office:value-type="string">
            <text:p>3.8605562E-4</text:p>
          </table:table-cell>
          <table:table-cell office:value-type="float" office:value="0.118">
            <text:p>0.1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SCreateAndDeleteDir()</text:p>
          </table:table-cell>
          <table:table-cell table:style-name="ce1" office:value-type="string">
            <text:p>3.795123E-4</text:p>
          </table:table-cell>
          <table:table-cell office:value-type="float" office:value="0.116">
            <text:p>0.1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Location(String)</text:p>
          </table:table-cell>
          <table:table-cell table:style-name="ce1" office:value-type="string">
            <text:p>3.795123E-4</text:p>
          </table:table-cell>
          <table:table-cell office:value-type="float" office:value="0.116">
            <text:p>0.11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ReadWriteBytes(nl.uva.vlet.vfs.VFile, long, byte[])</text:p>
          </table:table-cell>
          <table:table-cell table:style-name="ce1" office:value-type="string">
            <text:p>3.7296896E-4</text:p>
          </table:table-cell>
          <table:table-cell office:value-type="float" office:value="0.114">
            <text:p>0.1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table:style-name="ce1" office:value-type="string">
            <text:p>3.5988234E-4</text:p>
          </table:table-cell>
          <table:table-cell office:value-type="float" office:value="0.11">
            <text:p>0.1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nl.uva.vlet.vfs.cloud.CloudDir.create(boolean)</text:p>
          </table:table-cell>
          <table:table-cell table:style-name="ce1" office:value-type="string">
            <text:p>3.4352407E-4</text:p>
          </table:table-cell>
          <table:table-cell office:value-type="float" office:value="0.105">
            <text:p>0.10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test.testVFS.testVUnixAttributes()</text:p>
          </table:table-cell>
          <table:table-cell table:style-name="ce1" office:value-type="string">
            <text:p>3.1407914E-4</text:p>
          </table:table-cell>
          <table:table-cell office:value-type="float" office:value="0.096">
            <text:p>0.0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&lt;clinit&gt;</text:p>
          </table:table-cell>
          <table:table-cell table:style-name="ce1" office:value-type="string">
            <text:p>3.1407914E-4</text:p>
          </table:table-cell>
          <table:table-cell office:value-type="float" office:value="0.096">
            <text:p>0.0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OutputStream()</text:p>
          </table:table-cell>
          <table:table-cell table:style-name="ce1" office:value-type="string">
            <text:p>2.9772084E-4</text:p>
          </table:table-cell>
          <table:table-cell office:value-type="float" office:value="0.091">
            <text:p>0.09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BlobStore.&lt;init&gt;()</text:p>
          </table:table-cell>
          <table:table-cell table:style-name="ce1" office:value-type="string">
            <text:p>2.8136256E-4</text:p>
          </table:table-cell>
          <table:table-cell office:value-type="float" office:value="0.086">
            <text:p>0.08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VTestCase.message(String)</text:p>
          </table:table-cell>
          <table:table-cell table:style-name="ce1" office:value-type="string">
            <text:p>2.4210267E-4</text:p>
          </table:table-cell>
          <table:table-cell office:value-type="float" office:value="0.074">
            <text:p>0.07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nl.uva.vlet.vfs.cloud.CloudDir.&lt;clinit&gt;</text:p>
          </table:table-cell>
          <table:table-cell table:style-name="ce1" office:value-type="string">
            <text:p>2.0611443E-4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rename(String, boolean)</text:p>
          </table:table-cell>
          <table:table-cell table:style-name="ce1" office:value-type="string">
            <text:p>1.8321283E-4</text:p>
          </table:table-cell>
          <table:table-cell office:value-type="float" office:value="0.056">
            <text:p>0.0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Constants.&lt;clinit&gt;</text:p>
          </table:table-cell>
          <table:table-cell table:style-name="ce1" office:value-type="string">
            <text:p>1.7666952E-4</text:p>
          </table:table-cell>
          <table:table-cell office:value-type="float" office:value="0.054">
            <text:p>0.0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delete(boolean)</text:p>
          </table:table-cell>
          <table:table-cell table:style-name="ce1" office:value-type="string">
            <text:p>1.7339786E-4</text:p>
          </table:table-cell>
          <table:table-cell office:value-type="float" office:value="0.053">
            <text:p>0.05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nl.uva.vlet.vfs.cloud.CloudOutputStream.flush()</text:p>
          </table:table-cell>
          <table:table-cell table:style-name="ce1" office:value-type="string">
            <text:p>1.7339786E-4</text:p>
          </table:table-cell>
          <table:table-cell office:value-type="float" office:value="0.053">
            <text:p>0.05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nl.uva.vlet.vfs.cloud.CloudFile.getInputStream()</text:p>
          </table:table-cell>
          <table:table-cell table:style-name="ce1" office:value-type="string">
            <text:p>1.5049626E-4</text:p>
          </table:table-cell>
          <table:table-cell office:value-type="float" office:value="0.046">
            <text:p>0.04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cloud.CloudFileSystem$1.&lt;clinit&gt;</text:p>
          </table:table-cell>
          <table:table-cell table:style-name="ce1" office:value-type="string">
            <text:p>1.472246E-4</text:p>
          </table:table-cell>
          <table:table-cell office:value-type="float" office:value="0.045">
            <text:p>0.0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list()</text:p>
          </table:table-cell>
          <table:table-cell table:style-name="ce1" office:value-type="string">
            <text:p>1.2432299E-4</text:p>
          </table:table-cell>
          <table:table-cell office:value-type="float" office:value="0.038">
            <text:p>0.03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test.testVFS.testRenameWithSpaces()</text:p>
          </table:table-cell>
          <table:table-cell table:style-name="ce1" office:value-type="string">
            <text:p>9.160642E-5</text:p>
          </table:table-cell>
          <table:table-cell office:value-type="float" office:value="0.028">
            <text:p>0.0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Default()</text:p>
          </table:table-cell>
          <table:table-cell table:style-name="ce1" office:value-type="string">
            <text:p>8.833476E-5</text:p>
          </table:table-cell>
          <table:table-cell office:value-type="float" office:value="0.027">
            <text:p>0.02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CopyToLocal()</text:p>
          </table:table-cell>
          <table:table-cell table:style-name="ce1" office:value-type="string">
            <text:p>8.179144E-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createFile(nl.uva.vlet.vfs.VFileSystem, nl.uva.vlet.vrl.VRL, boolean)</text:p>
          </table:table-cell>
          <table:table-cell table:style-name="ce1" office:value-type="string">
            <text:p>6.870481E-5</text:p>
          </table:table-cell>
          <table:table-cell office:value-type="float" office:value="0.021">
            <text:p>0.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createDir(nl.uva.vlet.vfs.VFileSystem, nl.uva.vlet.vrl.VRL, boolean)</text:p>
          </table:table-cell>
          <table:table-cell table:style-name="ce1" office:value-type="string">
            <text:p>6.870481E-5</text:p>
          </table:table-cell>
          <table:table-cell office:value-type="float" office:value="0.021">
            <text:p>0.0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ZRegressionStreamWrite32KBug()</text:p>
          </table:table-cell>
          <table:table-cell table:style-name="ce1" office:value-type="string">
            <text:p>6.2161496E-5</text:p>
          </table:table-cell>
          <table:table-cell office:value-type="float" office:value="0.019">
            <text:p>0.0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()</text:p>
          </table:table-cell>
          <table:table-cell table:style-name="ce1" office:value-type="string">
            <text:p>5.8889837E-5</text:p>
          </table:table-cell>
          <table:table-cell office:value-type="float" office:value="0.018">
            <text:p>0.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()</text:p>
          </table:table-cell>
          <table:table-cell table:style-name="ce1" office:value-type="string">
            <text:p>5.561818E-5</text:p>
          </table:table-cell>
          <table:table-cell office:value-type="float" office:value="0.017">
            <text:p>0.0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ChecksumTypes()</text:p>
          </table:table-cell>
          <table:table-cell table:style-name="ce1" office:value-type="string">
            <text:p>4.9074864E-5</text:p>
          </table:table-cell>
          <table:table-cell office:value-type="float" office:value="0.015">
            <text:p>0.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Remote()</text:p>
          </table:table-cell>
          <table:table-cell table:style-name="ce1" office:value-type="string">
            <text:p>4.580321E-5</text:p>
          </table:table-cell>
          <table:table-cell office:value-type="float" office:value="0.014">
            <text:p>0.0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clinit&gt;</text:p>
          </table:table-cell>
          <table:table-cell table:style-name="ce1" office:value-type="string">
            <text:p>3.9259892E-5</text:p>
          </table:table-cell>
          <table:table-cell office:value-type="float" office:value="0.012">
            <text:p>0.0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clinit&gt;</text:p>
          </table:table-cell>
          <table:table-cell table:style-name="ce1" office:value-type="string">
            <text:p>2.9444918E-5</text:p>
          </table:table-cell>
          <table:table-cell office:value-type="float" office:value="0.009">
            <text:p>0.0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rename(String, boolean)</text:p>
          </table:table-cell>
          <table:table-cell table:style-name="ce1" office:value-type="string">
            <text:p>2.9444918E-5</text:p>
          </table:table-cell>
          <table:table-cell office:value-type="float" office:value="0.009">
            <text:p>0.0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&lt;init&gt;()</text:p>
          </table:table-cell>
          <table:table-cell table:style-name="ce1" office:value-type="string">
            <text:p>2.6173262E-5</text:p>
          </table:table-cell>
          <table:table-cell office:value-type="float" office:value="0.008">
            <text:p>0.0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Reverse()</text:p>
          </table:table-cell>
          <table:table-cell table:style-name="ce1" office:value-type="string">
            <text:p>1.3086631E-5</text:p>
          </table:table-cell>
          <table:table-cell office:value-type="float" office:value="0.004">
            <text:p>0.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Reverse()</text:p>
          </table:table-cell>
          <table:table-cell table:style-name="ce1" office:value-type="string">
            <text:p>1.3086631E-5</text:p>
          </table:table-cell>
          <table:table-cell office:value-type="float" office:value="0.004">
            <text:p>0.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Local()</text:p>
          </table:table-cell>
          <table:table-cell table:style-name="ce1" office:value-type="string">
            <text:p>6.5433155E-6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Remote()</text:p>
          </table:table-cell>
          <table:table-cell table:style-name="ce1" office:value-type="string">
            <text:p>6.5433155E-6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debug(String)</text:p>
          </table:table-cell>
          <table:table-cell table:style-name="ce1" office:value-type="string">
            <text:p>3.2716578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DefaultHom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f:=SUM([.B2:.B148])" office:value-type="float" office:value="99.9826789834">
            <text:p>99.9826789834</text:p>
          </table:table-cell>
          <table:table-cell table:formula="of:=SUM([.C2:.C148])" office:value-type="float" office:value="30565.545">
            <text:p>30565.545</text:p>
          </table:table-cell>
          <table:table-cell table:formula="of:=SUM([.D2:.D148])" office:value-type="float" office:value="5360">
            <text:p>5360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string">
            <text:p>Hot Spots - Method</text:p>
          </table:table-cell>
          <table:table-cell office:value-type="string">
            <text:p>Self time [%]</text:p>
          </table:table-cell>
          <table:table-cell office:value-type="string">
            <text:p>Self time ms</text:p>
          </table:table-cell>
          <table:table-cell office:value-type="string">
            <text:p>Invocations</text:p>
          </table:table-cell>
        </table:table-row>
        <table:table-row table:style-name="ro1">
          <table:table-cell office:value-type="string">
            <text:p>nl.uva.vlet.vfs.cloud.CloudFileSystem.getBlobStoreContext()</text:p>
          </table:table-cell>
          <table:table-cell office:value-type="float" office:value="66.649124">
            <text:p>66.649124</text:p>
          </table:table-cell>
          <table:table-cell office:value-type="float" office:value="18511.932">
            <text:p>18511.93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nl.uva.vlet.vfs.test.testVFS.setUp()</text:p>
          </table:table-cell>
          <table:table-cell office:value-type="float" office:value="10.294148">
            <text:p>10.294148</text:p>
          </table:table-cell>
          <table:table-cell office:value-type="float" office:value="2859.221">
            <text:p>2859.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OutputStream.getBlobStoreContext()</text:p>
          </table:table-cell>
          <table:table-cell office:value-type="float" office:value="4.277837">
            <text:p>4.277837</text:p>
          </table:table-cell>
          <table:table-cell office:value-type="float" office:value="1188.178">
            <text:p>1188.17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cloud.CloudOutputStream.writeData()</text:p>
          </table:table-cell>
          <table:table-cell office:value-type="float" office:value="3.71576">
            <text:p>3.71576</text:p>
          </table:table-cell>
          <table:table-cell office:value-type="float" office:value="1032.06">
            <text:p>1032.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cloud.CloudFSFactory.updateServerInfo(nl.uva.vlet.vrs.VRSContext, nl.uva.vlet.vrs.ServerInfo, nl.uva.vlet.vrl.VRL)</text:p>
          </table:table-cell>
          <table:table-cell office:value-type="float" office:value="3.6783884">
            <text:p>3.6783884</text:p>
          </table:table-cell>
          <table:table-cell office:value-type="float" office:value="1021.68">
            <text:p>1021.6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nl.uva.vlet.vfs.cloud.CloudFileSystem.queryPath(nl.uva.vlet.vrl.VRL)</text:p>
          </table:table-cell>
          <table:table-cell office:value-type="float" office:value="1.9577603">
            <text:p>1.9577603</text:p>
          </table:table-cell>
          <table:table-cell office:value-type="float" office:value="543.772">
            <text:p>543.77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nl.uva.vlet.vfs.test.testBlobStore.suite()</text:p>
          </table:table-cell>
          <table:table-cell office:value-type="float" office:value="1.8851236">
            <text:p>1.8851236</text:p>
          </table:table-cell>
          <table:table-cell office:value-type="float" office:value="523.597">
            <text:p>523.5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10MBForthAndBack()</text:p>
          </table:table-cell>
          <table:table-cell office:value-type="float" office:value="0.90388525">
            <text:p>0.90388525</text:p>
          </table:table-cell>
          <table:table-cell office:value-type="float" office:value="251.056">
            <text:p>251.0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Read()</text:p>
          </table:table-cell>
          <table:table-cell office:value-type="float" office:value="0.88011587">
            <text:p>0.88011587</text:p>
          </table:table-cell>
          <table:table-cell office:value-type="float" office:value="244.454">
            <text:p>244.4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rm(nl.uva.vlet.vrl.VRL)</text:p>
          </table:table-cell>
          <table:table-cell office:value-type="float" office:value="0.6885421">
            <text:p>0.6885421</text:p>
          </table:table-cell>
          <table:table-cell office:value-type="float" office:value="191.244">
            <text:p>191.24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nl.uva.vlet.vfs.cloud.CloudFileSystem.getInputStream(nl.uva.vlet.vrl.VRL)</text:p>
          </table:table-cell>
          <table:table-cell office:value-type="float" office:value="0.6881029">
            <text:p>0.6881029</text:p>
          </table:table-cell>
          <table:table-cell office:value-type="float" office:value="191.122">
            <text:p>191.1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cloud.CloudFileSystem.exists(nl.uva.vlet.vrl.VRL, org.jclouds.blobstore.domain.StorageType)</text:p>
          </table:table-cell>
          <table:table-cell office:value-type="float" office:value="0.5859578">
            <text:p>0.5859578</text:p>
          </table:table-cell>
          <table:table-cell office:value-type="float" office:value="162.751">
            <text:p>162.75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nl.uva.vlet.vfs.test.testVFS.testStreamWrite()</text:p>
          </table:table-cell>
          <table:table-cell office:value-type="float" office:value="0.51821756">
            <text:p>0.51821756</text:p>
          </table:table-cell>
          <table:table-cell office:value-type="float" office:value="143.936">
            <text:p>143.9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ls(nl.uva.vlet.vrl.VRL)</text:p>
          </table:table-cell>
          <table:table-cell office:value-type="float" office:value="0.46272203">
            <text:p>0.46272203</text:p>
          </table:table-cell>
          <table:table-cell office:value-type="float" office:value="128.522">
            <text:p>128.5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cloud.CloudFileSystem.touch(nl.uva.vlet.vrl.VRL, boolean)</text:p>
          </table:table-cell>
          <table:table-cell office:value-type="float" office:value="0.43196797">
            <text:p>0.43196797</text:p>
          </table:table-cell>
          <table:table-cell office:value-type="float" office:value="119.98">
            <text:p>119.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l.uva.vlet.vfs.cloud.CloudOutputStream.write(byte[], int, int)</text:p>
          </table:table-cell>
          <table:table-cell office:value-type="float" office:value="0.32928288">
            <text:p>0.32928288</text:p>
          </table:table-cell>
          <table:table-cell office:value-type="float" office:value="91.459">
            <text:p>91.459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nl.uva.vlet.vfs.cloud.CloudFileSystem.mkdir(nl.uva.vlet.vrl.VRL, boolean)</text:p>
          </table:table-cell>
          <table:table-cell office:value-type="float" office:value="0.23918454">
            <text:p>0.23918454</text:p>
          </table:table-cell>
          <table:table-cell office:value-type="float" office:value="66.434">
            <text:p>66.4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nl.uva.vlet.vfs.test.VTestCase.verbose(int, String)</text:p>
          </table:table-cell>
          <table:table-cell office:value-type="float" office:value="0.22489122">
            <text:p>0.22489122</text:p>
          </table:table-cell>
          <table:table-cell office:value-type="float" office:value="62.464">
            <text:p>62.46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nl.uva.vlet.vfs.test.testVFS.testCopyDirToRemote()</text:p>
          </table:table-cell>
          <table:table-cell office:value-type="float" office:value="0.153367">
            <text:p>0.153367</text:p>
          </table:table-cell>
          <table:table-cell office:value-type="float" office:value="42.598">
            <text:p>42.5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ContainerAndPath(nl.uva.vlet.vrl.VRL)</text:p>
          </table:table-cell>
          <table:table-cell office:value-type="float" office:value="0.14612672">
            <text:p>0.14612672</text:p>
          </table:table-cell>
          <table:table-cell office:value-type="float" office:value="40.587">
            <text:p>40.587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string">
            <text:p>nl.uva.vlet.vfs.test.testBlobStore.main(String[])</text:p>
          </table:table-cell>
          <table:table-cell office:value-type="float" office:value="0.13852282">
            <text:p>0.13852282</text:p>
          </table:table-cell>
          <table:table-cell office:value-type="float" office:value="38.475">
            <text:p>38.4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ransfer(nl.uva.vlet.vrl.VRL, nl.uva.vlet.vrl.VRL, String, String, boolean)</text:p>
          </table:table-cell>
          <table:table-cell office:value-type="float" office:value="0.12092799">
            <text:p>0.12092799</text:p>
          </table:table-cell>
          <table:table-cell office:value-type="float" office:value="33.588">
            <text:p>33.58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test.testVFS.testSetGetSimpleContentsNewFile()</text:p>
          </table:table-cell>
          <table:table-cell office:value-type="float" office:value="0.10407123">
            <text:p>0.10407123</text:p>
          </table:table-cell>
          <table:table-cell office:value-type="float" office:value="28.906">
            <text:p>28.9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etGetSimpleContentsExistingFile()</text:p>
          </table:table-cell>
          <table:table-cell office:value-type="float" office:value="0.10123057">
            <text:p>0.10123057</text:p>
          </table:table-cell>
          <table:table-cell office:value-type="float" office:value="28.117">
            <text:p>28.1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init&gt;()</text:p>
          </table:table-cell>
          <table:table-cell office:value-type="float" office:value="0.094526745">
            <text:p>0.094526745</text:p>
          </table:table-cell>
          <table:table-cell office:value-type="float" office:value="26.255">
            <text:p>26.25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ReadWriteBytes()</text:p>
          </table:table-cell>
          <table:table-cell office:value-type="float" office:value="0.0658609">
            <text:p>0.0658609</text:p>
          </table:table-cell>
          <table:table-cell office:value-type="float" office:value="18.293">
            <text:p>18.2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createNewFileSystem(nl.uva.vlet.vrs.VRSContext, nl.uva.vlet.vrs.ServerInfo, nl.uva.vlet.vrl.VRL)</text:p>
          </table:table-cell>
          <table:table-cell office:value-type="float" office:value="0.061950933">
            <text:p>0.061950933</text:p>
          </table:table-cell>
          <table:table-cell office:value-type="float" office:value="17.207">
            <text:p>17.2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PrintInfo()</text:p>
          </table:table-cell>
          <table:table-cell office:value-type="float" office:value="0.04345962">
            <text:p>0.04345962</text:p>
          </table:table-cell>
          <table:table-cell office:value-type="float" office:value="12.071">
            <text:p>12.0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getCloudProperties()</text:p>
          </table:table-cell>
          <table:table-cell office:value-type="float" office:value="0.040806178">
            <text:p>0.040806178</text:p>
          </table:table-cell>
          <table:table-cell office:value-type="float" office:value="11.334">
            <text:p>11.3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getServerInfo()</text:p>
          </table:table-cell>
          <table:table-cell office:value-type="float" office:value="0.03662979">
            <text:p>0.03662979</text:p>
          </table:table-cell>
          <table:table-cell office:value-type="float" office:value="10.174">
            <text:p>10.1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close()</text:p>
          </table:table-cell>
          <table:table-cell office:value-type="float" office:value="0.03640657">
            <text:p>0.03640657</text:p>
          </table:table-cell>
          <table:table-cell office:value-type="float" office:value="10.112">
            <text:p>10.11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BlobStore.&lt;clinit&gt;</text:p>
          </table:table-cell>
          <table:table-cell office:value-type="float" office:value="0.035196856">
            <text:p>0.035196856</text:p>
          </table:table-cell>
          <table:table-cell office:value-type="float" office:value="9.776">
            <text:p>9.7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TildeExpansion()</text:p>
          </table:table-cell>
          <table:table-cell office:value-type="float" office:value="0.032118574">
            <text:p>0.032118574</text:p>
          </table:table-cell>
          <table:table-cell office:value-type="float" office:value="8.921">
            <text:p>8.9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FSNodeAttributes(nl.uva.vlet.vfs.VFSNode)</text:p>
          </table:table-cell>
          <table:table-cell office:value-type="float" office:value="0.030602831">
            <text:p>0.030602831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getPath(nl.uva.vlet.vrl.VRL)</text:p>
          </table:table-cell>
          <table:table-cell office:value-type="float" office:value="0.030530825">
            <text:p>0.030530825</text:p>
          </table:table-cell>
          <table:table-cell office:value-type="float" office:value="8.48">
            <text:p>8.4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nl.uva.vlet.vfs.test.testVFS.testCreateAndDeleteFullDir()</text:p>
          </table:table-cell>
          <table:table-cell office:value-type="float" office:value="0.024039425">
            <text:p>0.024039425</text:p>
          </table:table-cell>
          <table:table-cell office:value-type="float" office:value="6.677">
            <text:p>6.6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&lt;init&gt;(String, String, String, java.util.Properties)</text:p>
          </table:table-cell>
          <table:table-cell office:value-type="float" office:value="0.022066442">
            <text:p>0.022066442</text:p>
          </table:table-cell>
          <table:table-cell office:value-type="float" office:value="6.129">
            <text:p>6.12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Settings.&lt;clinit&gt;</text:p>
          </table:table-cell>
          <table:table-cell office:value-type="float" office:value="0.02181802">
            <text:p>0.02181802</text:p>
          </table:table-cell>
          <table:table-cell office:value-type="float" office:value="6.06">
            <text:p>6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DirPermissionDenied()</text:p>
          </table:table-cell>
          <table:table-cell office:value-type="float" office:value="0.021241967">
            <text:p>0.021241967</text:p>
          </table:table-cell>
          <table:table-cell office:value-type="float" office:value="5.9">
            <text:p>5.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Exists()</text:p>
          </table:table-cell>
          <table:table-cell office:value-type="float" office:value="0.016777553">
            <text:p>0.016777553</text:p>
          </table:table-cell>
          <table:table-cell office:value-type="float" office:value="4.66">
            <text:p>4.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ListDirFiltered()</text:p>
          </table:table-cell>
          <table:table-cell office:value-type="float" office:value="0.015917074">
            <text:p>0.015917074</text:p>
          </table:table-cell>
          <table:table-cell office:value-type="float" office:value="4.421">
            <text:p>4.4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debug(String)</text:p>
          </table:table-cell>
          <table:table-cell office:value-type="float" office:value="0.0125543615">
            <text:p>0.0125543615</text:p>
          </table:table-cell>
          <table:table-cell office:value-type="float" office:value="3.487">
            <text:p>3.48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test.testVFS.testVChecksum()</text:p>
          </table:table-cell>
          <table:table-cell office:value-type="float" office:value="0.0114490595">
            <text:p>0.0114490595</text:p>
          </table:table-cell>
          <table:table-cell office:value-type="float" office:value="3.18">
            <text:p>3.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newFile(nl.uva.vlet.vrl.VRL)</text:p>
          </table:table-cell>
          <table:table-cell office:value-type="float" office:value="0.009976523">
            <text:p>0.009976523</text:p>
          </table:table-cell>
          <table:table-cell office:value-type="float" office:value="2.771">
            <text:p>2.77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nl.uva.vlet.vfs.test.TestSettings.&lt;init&gt;()</text:p>
          </table:table-cell>
          <table:table-cell office:value-type="float" office:value="0.009281659">
            <text:p>0.009281659</text:p>
          </table:table-cell>
          <table:table-cell office:value-type="float" office:value="2.578">
            <text:p>2.5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MoveToLocal(boolean)</text:p>
          </table:table-cell>
          <table:table-cell office:value-type="float" office:value="0.009101642">
            <text:p>0.009101642</text:p>
          </table:table-cell>
          <table:table-cell office:value-type="float" office:value="2.528">
            <text:p>2.5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Alias()</text:p>
          </table:table-cell>
          <table:table-cell office:value-type="float" office:value="0.00875241">
            <text:p>0.00875241</text:p>
          </table:table-cell>
          <table:table-cell office:value-type="float" office:value="2.431">
            <text:p>2.4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newDir(nl.uva.vlet.vrl.VRL)</text:p>
          </table:table-cell>
          <table:table-cell office:value-type="float" office:value="0.008233962">
            <text:p>0.008233962</text:p>
          </table:table-cell>
          <table:table-cell office:value-type="float" office:value="2.287">
            <text:p>2.28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nl.uva.vlet.vfs.test.testVFS.testCopyMoveToRemote(boolean)</text:p>
          </table:table-cell>
          <table:table-cell office:value-type="float" office:value="0.008064746">
            <text:p>0.008064746</text:p>
          </table:table-cell>
          <table:table-cell office:value-type="float" office:value="2.24">
            <text:p>2.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ZCreateDirectoryWhileFileWithSameNameExists()</text:p>
          </table:table-cell>
          <table:table-cell office:value-type="float" office:value="0.0067182216">
            <text:p>0.0067182216</text:p>
          </table:table-cell>
          <table:table-cell office:value-type="float" office:value="1.866">
            <text:p>1.8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RecursiveDir()</text:p>
          </table:table-cell>
          <table:table-cell office:value-type="float" office:value="0.0062825815">
            <text:p>0.0062825815</text:p>
          </table:table-cell>
          <table:table-cell office:value-type="float" office:value="1.745">
            <text:p>1.7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removePrefix(String)</text:p>
          </table:table-cell>
          <table:table-cell office:value-type="float" office:value="0.0054581054">
            <text:p>0.0054581054</text:p>
          </table:table-cell>
          <table:table-cell office:value-type="float" office:value="1.516">
            <text:p>1.516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nl.uva.vlet.vfs.test.testVFS.testVRandomReader()</text:p>
          </table:table-cell>
          <table:table-cell office:value-type="float" office:value="0.0050692693">
            <text:p>0.0050692693</text:p>
          </table:table-cell>
          <table:table-cell office:value-type="float" office:value="1.408">
            <text:p>1.4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&lt;init&gt;()</text:p>
          </table:table-cell>
          <table:table-cell office:value-type="float" office:value="0.004928856">
            <text:p>0.004928856</text:p>
          </table:table-cell>
          <table:table-cell office:value-type="float" office:value="1.369">
            <text:p>1.36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RandomReadable()</text:p>
          </table:table-cell>
          <table:table-cell office:value-type="float" office:value="0.0048136455">
            <text:p>0.0048136455</text:p>
          </table:table-cell>
          <table:table-cell office:value-type="float" office:value="1.337">
            <text:p>1.3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block(com.google.common.util.concurrent.ListenableFuture)</text:p>
          </table:table-cell>
          <table:table-cell office:value-type="float" office:value="0.0047272374">
            <text:p>0.0047272374</text:p>
          </table:table-cell>
          <table:table-cell office:value-type="float" office:value="1.313">
            <text:p>1.313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nl.uva.vlet.vfs.test.testVFS.testListDirIterator()</text:p>
          </table:table-cell>
          <table:table-cell office:value-type="float" office:value="0.004504017">
            <text:p>0.004504017</text:p>
          </table:table-cell>
          <table:table-cell office:value-type="float" office:value="1.251">
            <text:p>1.2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exists()</text:p>
          </table:table-cell>
          <table:table-cell office:value-type="float" office:value="0.004406808">
            <text:p>0.004406808</text:p>
          </table:table-cell>
          <table:table-cell office:value-type="float" office:value="1.224">
            <text:p>1.22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nl.uva.vlet.vfs.cloud.CloudFileSystem.&lt;init&gt;(nl.uva.vlet.vrs.VRSContext, nl.uva.vlet.vrs.ServerInfo)</text:p>
          </table:table-cell>
          <table:table-cell office:value-type="float" office:value="0.00367234">
            <text:p>0.00367234</text:p>
          </table:table-cell>
          <table:table-cell office:value-type="float" office:value="1.02">
            <text:p>1.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File()</text:p>
          </table:table-cell>
          <table:table-cell office:value-type="float" office:value="0.0032583016">
            <text:p>0.0032583016</text:p>
          </table:table-cell>
          <table:table-cell office:value-type="float" office:value="0.905">
            <text:p>0.9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&lt;init&gt;(nl.uva.vlet.vfs.cloud.CloudFileSystem, nl.uva.vlet.vrl.VRL)</text:p>
          </table:table-cell>
          <table:table-cell office:value-type="float" office:value="0.0031790943">
            <text:p>0.0031790943</text:p>
          </table:table-cell>
          <table:table-cell office:value-type="float" office:value="0.883">
            <text:p>0.883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nl.uva.vlet.vfs.test.testVFS.testCreateAndDeleteFile()</text:p>
          </table:table-cell>
          <table:table-cell office:value-type="float" office:value="0.0031502915">
            <text:p>0.003150291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ResourceType(org.jclouds.blobstore.domain.StorageType, nl.uva.vlet.vrl.VRL)</text:p>
          </table:table-cell>
          <table:table-cell office:value-type="float" office:value="0.003078285">
            <text:p>0.003078285</text:p>
          </table:table-cell>
          <table:table-cell office:value-type="float" office:value="0.855">
            <text:p>0.85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nl.uva.vlet.vfs.test.testVFS.testCreateAndDeleteFullpathFile()</text:p>
          </table:table-cell>
          <table:table-cell office:value-type="float" office:value="0.0029918768">
            <text:p>0.0029918768</text:p>
          </table:table-cell>
          <table:table-cell office:value-type="float" office:value="0.831">
            <text:p>0.8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SchemeNames()</text:p>
          </table:table-cell>
          <table:table-cell office:value-type="float" office:value="0.002937872">
            <text:p>0.002937872</text:p>
          </table:table-cell>
          <table:table-cell office:value-type="float" office:value="0.816">
            <text:p>0.8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_testStreamWrite(int)</text:p>
          </table:table-cell>
          <table:table-cell office:value-type="float" office:value="0.0026282433">
            <text:p>0.0026282433</text:p>
          </table:table-cell>
          <table:table-cell office:value-type="float" office:value="0.73">
            <text:p>0.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VCommentable()</text:p>
          </table:table-cell>
          <table:table-cell office:value-type="float" office:value="0.0021746012">
            <text:p>0.0021746012</text:p>
          </table:table-cell>
          <table:table-cell office:value-type="float" office:value="0.604">
            <text:p>0.6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EmptyDir()</text:p>
          </table:table-cell>
          <table:table-cell office:value-type="float" office:value="0.0021205964">
            <text:p>0.0021205964</text:p>
          </table:table-cell>
          <table:table-cell office:value-type="float" office:value="0.589">
            <text:p>0.5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SCreateAndDeleteFile()</text:p>
          </table:table-cell>
          <table:table-cell office:value-type="float" office:value="0.0017065579">
            <text:p>0.0017065579</text:p>
          </table:table-cell>
          <table:table-cell office:value-type="float" office:value="0.474">
            <text:p>0.4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File()</text:p>
          </table:table-cell>
          <table:table-cell office:value-type="float" office:value="0.0017029576">
            <text:p>0.0017029576</text:p>
          </table:table-cell>
          <table:table-cell office:value-type="float" office:value="0.473">
            <text:p>0.4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Dir()</text:p>
          </table:table-cell>
          <table:table-cell office:value-type="float" office:value="0.0016957569">
            <text:p>0.0016957569</text:p>
          </table:table-cell>
          <table:table-cell office:value-type="float" office:value="0.471">
            <text:p>0.4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init&gt;(nl.uva.vlet.vfs.VFileSystem, nl.uva.vlet.vrl.VRL)</text:p>
          </table:table-cell>
          <table:table-cell office:value-type="float" office:value="0.0015481432">
            <text:p>0.0015481432</text:p>
          </table:table-cell>
          <table:table-cell office:value-type="float" office:value="0.43">
            <text:p>0.4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nl.uva.vlet.vfs.cloud.CloudFileSystem.getOutputStream(nl.uva.vlet.vrl.VRL)</text:p>
          </table:table-cell>
          <table:table-cell office:value-type="float" office:value="0.0015301416">
            <text:p>0.0015301416</text:p>
          </table:table-cell>
          <table:table-cell office:value-type="float" office:value="0.425">
            <text:p>0.4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CreateAndDeleteFileWithSpace()</text:p>
          </table:table-cell>
          <table:table-cell office:value-type="float" office:value="0.0015085397">
            <text:p>0.0015085397</text:p>
          </table:table-cell>
          <table:table-cell office:value-type="float" office:value="0.419">
            <text:p>0.4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ootExists()</text:p>
          </table:table-cell>
          <table:table-cell office:value-type="float" office:value="0.0014977386">
            <text:p>0.0014977386</text:p>
          </table:table-cell>
          <table:table-cell office:value-type="float" office:value="0.416">
            <text:p>0.4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CreateDirNotIgnoreExsting()</text:p>
          </table:table-cell>
          <table:table-cell office:value-type="float" office:value="0.0014905379">
            <text:p>0.0014905379</text:p>
          </table:table-cell>
          <table:table-cell office:value-type="float" office:value="0.414">
            <text:p>0.4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name(nl.uva.vlet.vfs.VDir, String, String)</text:p>
          </table:table-cell>
          <table:table-cell office:value-type="float" office:value="0.0014365329">
            <text:p>0.0014365329</text:p>
          </table:table-cell>
          <table:table-cell office:value-type="float" office:value="0.399">
            <text:p>0.3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ACLs()</text:p>
          </table:table-cell>
          <table:table-cell office:value-type="float" office:value="0.0013465246">
            <text:p>0.0013465246</text:p>
          </table:table-cell>
          <table:table-cell office:value-type="float" office:value="0.374">
            <text:p>0.3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DeleteFileWithSpaceAndListParentDir()</text:p>
          </table:table-cell>
          <table:table-cell office:value-type="float" office:value="0.001252916">
            <text:p>0.001252916</text:p>
          </table:table-cell>
          <table:table-cell office:value-type="float" office:value="0.348">
            <text:p>0.3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Dir()</text:p>
          </table:table-cell>
          <table:table-cell office:value-type="float" office:value="0.0011845096">
            <text:p>0.0011845096</text:p>
          </table:table-cell>
          <table:table-cell office:value-type="float" office:value="0.329">
            <text:p>0.3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CreateFileWhileDirectoryWithSameNameExists()</text:p>
          </table:table-cell>
          <table:table-cell office:value-type="float" office:value="0.0011053022">
            <text:p>0.0011053022</text:p>
          </table:table-cell>
          <table:table-cell office:value-type="float" office:value="0.307">
            <text:p>0.3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WriteTruncates()</text:p>
          </table:table-cell>
          <table:table-cell office:value-type="float" office:value="0.0010764996">
            <text:p>0.0010764996</text:p>
          </table:table-cell>
          <table:table-cell office:value-type="float" office:value="0.299">
            <text:p>0.2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Length()</text:p>
          </table:table-cell>
          <table:table-cell office:value-type="float" office:value="0.0010008926">
            <text:p>0.0010008926</text:p>
          </table:table-cell>
          <table:table-cell office:value-type="float" office:value="0.278">
            <text:p>0.27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nl.uva.vlet.vfs.test.testVFS.testZZZRemoveTestDir()</text:p>
          </table:table-cell>
          <table:table-cell table:style-name="ce1" office:value-type="string">
            <text:p>9.07284E-4</text:p>
          </table:table-cell>
          <table:table-cell office:value-type="float" office:value="0.252">
            <text:p>0.2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Replicatable()</text:p>
          </table:table-cell>
          <table:table-cell table:style-name="ce1" office:value-type="string">
            <text:p>8.784813E-4</text:p>
          </table:table-cell>
          <table:table-cell office:value-type="float" office:value="0.244">
            <text:p>0.2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ReadWriteSingleBytes()</text:p>
          </table:table-cell>
          <table:table-cell table:style-name="ce1" office:value-type="string">
            <text:p>8.244763E-4</text:p>
          </table:table-cell>
          <table:table-cell office:value-type="float" office:value="0.229">
            <text:p>0.2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mv(nl.uva.vlet.vrl.VRL, String, boolean)</text:p>
          </table:table-cell>
          <table:table-cell table:style-name="ce1" office:value-type="string">
            <text:p>8.0287433E-4</text:p>
          </table:table-cell>
          <table:table-cell office:value-type="float" office:value="0.223">
            <text:p>0.2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Checksum(String)</text:p>
          </table:table-cell>
          <table:table-cell table:style-name="ce1" office:value-type="string">
            <text:p>7.848726E-4</text:p>
          </table:table-cell>
          <table:table-cell office:value-type="float" office:value="0.218">
            <text:p>0.2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table:style-name="ce1" office:value-type="string">
            <text:p>7.66871E-4</text:p>
          </table:table-cell>
          <table:table-cell office:value-type="float" office:value="0.213">
            <text:p>0.21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nl.uva.vlet.vfs.test.testVFS.testZExceptionCreateFileDoNotIgnoreExisting()</text:p>
          </table:table-cell>
          <table:table-cell table:style-name="ce1" office:value-type="string">
            <text:p>7.66871E-4</text:p>
          </table:table-cell>
          <table:table-cell office:value-type="float" office:value="0.213">
            <text:p>0.2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etLength()</text:p>
          </table:table-cell>
          <table:table-cell table:style-name="ce1" office:value-type="string">
            <text:p>7.5606996E-4</text:p>
          </table:table-cell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SubDir()</text:p>
          </table:table-cell>
          <table:table-cell table:style-name="ce1" office:value-type="string">
            <text:p>7.1286596E-4</text:p>
          </table:table-cell>
          <table:table-cell office:value-type="float" office:value="0.198">
            <text:p>0.1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TestLocation(String)</text:p>
          </table:table-cell>
          <table:table-cell table:style-name="ce1" office:value-type="string">
            <text:p>7.0926565E-4</text:p>
          </table:table-cell>
          <table:table-cell office:value-type="float" office:value="0.197">
            <text:p>0.19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Settings.getLocation(String)</text:p>
          </table:table-cell>
          <table:table-cell table:style-name="ce1" office:value-type="string">
            <text:p>6.5526064E-4</text:p>
          </table:table-cell>
          <table:table-cell office:value-type="float" office:value="0.182">
            <text:p>0.18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SFactory.getName()</text:p>
          </table:table-cell>
          <table:table-cell table:style-name="ce1" office:value-type="string">
            <text:p>6.26458E-4</text:p>
          </table:table-cell>
          <table:table-cell office:value-type="float" office:value="0.174">
            <text:p>0.174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nl.uva.vlet.vfs.cloud.CloudFile.create(boolean)</text:p>
          </table:table-cell>
          <table:table-cell table:style-name="ce1" office:value-type="string">
            <text:p>6.1925733E-4</text:p>
          </table:table-cell>
          <table:table-cell office:value-type="float" office:value="0.172">
            <text:p>0.17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l.uva.vlet.vfs.test.testVFS.testFileAttributes()</text:p>
          </table:table-cell>
          <table:table-cell table:style-name="ce1" office:value-type="string">
            <text:p>5.3644966E-4</text:p>
          </table:table-cell>
          <table:table-cell office:value-type="float" office:value="0.149">
            <text:p>0.1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RenameFile()</text:p>
          </table:table-cell>
          <table:table-cell table:style-name="ce1" office:value-type="string">
            <text:p>5.1844795E-4</text:p>
          </table:table-cell>
          <table:table-cell office:value-type="float" office:value="0.144">
            <text:p>0.1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DirWithSpace()</text:p>
          </table:table-cell>
          <table:table-cell table:style-name="ce1" office:value-type="string">
            <text:p>4.896453E-4</text:p>
          </table:table-cell>
          <table:table-cell office:value-type="float" office:value="0.136">
            <text:p>0.1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getRemoteLocation()</text:p>
          </table:table-cell>
          <table:table-cell table:style-name="ce1" office:value-type="string">
            <text:p>4.6804332E-4</text:p>
          </table:table-cell>
          <table:table-cell office:value-type="float" office:value="0.13">
            <text:p>0.1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nl.uva.vlet.vfs.test.testVFS.nextFilename(String)</text:p>
          </table:table-cell>
          <table:table-cell table:style-name="ce1" office:value-type="string">
            <text:p>4.6444297E-4</text:p>
          </table:table-cell>
          <table:table-cell office:value-type="float" office:value="0.129">
            <text:p>0.12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nl.uva.vlet.vfs.test.testVFS.testVUnixAttributes()</text:p>
          </table:table-cell>
          <table:table-cell table:style-name="ce1" office:value-type="string">
            <text:p>4.6084265E-4</text:p>
          </table:table-cell>
          <table:table-cell office:value-type="float" office:value="0.128">
            <text:p>0.1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delete()</text:p>
          </table:table-cell>
          <table:table-cell table:style-name="ce1" office:value-type="string">
            <text:p>4.572423E-4</text:p>
          </table:table-cell>
          <table:table-cell office:value-type="float" office:value="0.127">
            <text:p>0.12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cloud.CloudOutputStream.write(int)</text:p>
          </table:table-cell>
          <table:table-cell table:style-name="ce1" office:value-type="string">
            <text:p>4.2483932E-4</text:p>
          </table:table-cell>
          <table:table-cell office:value-type="float" office:value="0.118">
            <text:p>0.1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nl.uva.vlet.vfs.test.testVFS.testReadWriteBytes(nl.uva.vlet.vfs.VFile, long, byte[])</text:p>
          </table:table-cell>
          <table:table-cell table:style-name="ce1" office:value-type="string">
            <text:p>4.2123898E-4</text:p>
          </table:table-cell>
          <table:table-cell office:value-type="float" office:value="0.117">
            <text:p>0.1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test.testVFS.testCreateAndRenameDir()</text:p>
          </table:table-cell>
          <table:table-cell table:style-name="ce1" office:value-type="string">
            <text:p>4.2123898E-4</text:p>
          </table:table-cell>
          <table:table-cell office:value-type="float" office:value="0.117">
            <text:p>0.1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exists()</text:p>
          </table:table-cell>
          <table:table-cell table:style-name="ce1" office:value-type="string">
            <text:p>4.0323733E-4</text:p>
          </table:table-cell>
          <table:table-cell office:value-type="float" office:value="0.112">
            <text:p>0.11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test.testVFS.testReadWriteRandomBytes()</text:p>
          </table:table-cell>
          <table:table-cell table:style-name="ce1" office:value-type="string">
            <text:p>3.9603666E-4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table:style-name="ce1" office:value-type="string">
            <text:p>3.88836E-4</text:p>
          </table:table-cell>
          <table:table-cell office:value-type="float" office:value="0.108">
            <text:p>0.10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nl.uva.vlet.vfs.test.testBlobStore.&lt;init&gt;()</text:p>
          </table:table-cell>
          <table:table-cell table:style-name="ce1" office:value-type="string">
            <text:p>3.8163533E-4</text:p>
          </table:table-cell>
          <table:table-cell office:value-type="float" office:value="0.106">
            <text:p>0.10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Dir.create(boolean)</text:p>
          </table:table-cell>
          <table:table-cell table:style-name="ce1" office:value-type="string">
            <text:p>3.8163533E-4</text:p>
          </table:table-cell>
          <table:table-cell office:value-type="float" office:value="0.106">
            <text:p>0.10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nl.uva.vlet.vfs.cloud.CloudFile.getOutputStream()</text:p>
          </table:table-cell>
          <table:table-cell table:style-name="ce1" office:value-type="string">
            <text:p>3.3483098E-4</text:p>
          </table:table-cell>
          <table:table-cell office:value-type="float" office:value="0.093">
            <text:p>0.09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FSCreateAndDeleteDir()</text:p>
          </table:table-cell>
          <table:table-cell table:style-name="ce1" office:value-type="string">
            <text:p>3.2403E-4</text:p>
          </table:table-cell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&lt;clinit&gt;</text:p>
          </table:table-cell>
          <table:table-cell table:style-name="ce1" office:value-type="string">
            <text:p>2.9522734E-4</text:p>
          </table:table-cell>
          <table:table-cell office:value-type="float" office:value="0.082">
            <text:p>0.0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message(String)</text:p>
          </table:table-cell>
          <table:table-cell table:style-name="ce1" office:value-type="string">
            <text:p>2.80826E-4</text:p>
          </table:table-cell>
          <table:table-cell office:value-type="float" office:value="0.078">
            <text:p>0.07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nl.uva.vlet.vfs.cloud.CloudFile.rename(String, boolean)</text:p>
          </table:table-cell>
          <table:table-cell table:style-name="ce1" office:value-type="string">
            <text:p>2.3402166E-4</text:p>
          </table:table-cell>
          <table:table-cell office:value-type="float" office:value="0.065">
            <text:p>0.0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Dir.delete(boolean)</text:p>
          </table:table-cell>
          <table:table-cell table:style-name="ce1" office:value-type="string">
            <text:p>2.0161866E-4</text:p>
          </table:table-cell>
          <table:table-cell office:value-type="float" office:value="0.056">
            <text:p>0.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nl.uva.vlet.vfs.cloud.CloudFileSystem$1.&lt;clinit&gt;</text:p>
          </table:table-cell>
          <table:table-cell table:style-name="ce1" office:value-type="string">
            <text:p>1.9801833E-4</text:p>
          </table:table-cell>
          <table:table-cell office:value-type="float" office:value="0.055">
            <text:p>0.0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InputStream()</text:p>
          </table:table-cell>
          <table:table-cell table:style-name="ce1" office:value-type="string">
            <text:p>1.8001666E-4</text:p>
          </table:table-cell>
          <table:table-cell office:value-type="float" office:value="0.05">
            <text:p>0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cloud.CloudConstants.&lt;clinit&gt;</text:p>
          </table:table-cell>
          <table:table-cell table:style-name="ce1" office:value-type="string">
            <text:p>1.72816E-4</text:p>
          </table:table-cell>
          <table:table-cell office:value-type="float" office:value="0.048">
            <text:p>0.0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&lt;clinit&gt;</text:p>
          </table:table-cell>
          <table:table-cell table:style-name="ce1" office:value-type="string">
            <text:p>1.6921567E-4</text:p>
          </table:table-cell>
          <table:table-cell office:value-type="float" office:value="0.047">
            <text:p>0.0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flush()</text:p>
          </table:table-cell>
          <table:table-cell table:style-name="ce1" office:value-type="string">
            <text:p>1.5481433E-4</text:p>
          </table:table-cell>
          <table:table-cell office:value-type="float" office:value="0.043">
            <text:p>0.0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nl.uva.vlet.vfs.cloud.CloudDir.list()</text:p>
          </table:table-cell>
          <table:table-cell table:style-name="ce1" office:value-type="string">
            <text:p>1.2961199E-4</text:p>
          </table:table-cell>
          <table:table-cell office:value-type="float" office:value="0.036">
            <text:p>0.0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test.testVFS.testRenameWithSpaces()</text:p>
          </table:table-cell>
          <table:table-cell table:style-name="ce1" office:value-type="string">
            <text:p>1.18810996E-4</text:p>
          </table:table-cell>
          <table:table-cell office:value-type="float" office:value="0.033">
            <text:p>0.0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Default()</text:p>
          </table:table-cell>
          <table:table-cell table:style-name="ce1" office:value-type="string">
            <text:p>1.1521066E-4</text:p>
          </table:table-cell>
          <table:table-cell office:value-type="float" office:value="0.032">
            <text:p>0.03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X3rdPartySameServer()</text:p>
          </table:table-cell>
          <table:table-cell table:style-name="ce1" office:value-type="string">
            <text:p>1.0801E-4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()</text:p>
          </table:table-cell>
          <table:table-cell table:style-name="ce1" office:value-type="string">
            <text:p>9.3608665E-5</text:p>
          </table:table-cell>
          <table:table-cell office:value-type="float" office:value="0.026">
            <text:p>0.0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createDir(nl.uva.vlet.vfs.VFileSystem, nl.uva.vlet.vrl.VRL, boolean)</text:p>
          </table:table-cell>
          <table:table-cell table:style-name="ce1" office:value-type="string">
            <text:p>7.920733E-5</text:p>
          </table:table-cell>
          <table:table-cell office:value-type="float" office:value="0.022">
            <text:p>0.0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createFile(nl.uva.vlet.vfs.VFileSystem, nl.uva.vlet.vrl.VRL, boolean)</text:p>
          </table:table-cell>
          <table:table-cell table:style-name="ce1" office:value-type="string">
            <text:p>7.5607E-5</text:p>
          </table:table-cell>
          <table:table-cell office:value-type="float" office:value="0.021">
            <text:p>0.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RegressionStreamWrite32KBug()</text:p>
          </table:table-cell>
          <table:table-cell table:style-name="ce1" office:value-type="string">
            <text:p>6.4805994E-5</text:p>
          </table:table-cell>
          <table:table-cell office:value-type="float" office:value="0.018">
            <text:p>0.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Reverse()</text:p>
          </table:table-cell>
          <table:table-cell table:style-name="ce1" office:value-type="string">
            <text:p>5.760533E-5</text:p>
          </table:table-cell>
          <table:table-cell office:value-type="float" office:value="0.016">
            <text:p>0.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Reverse()</text:p>
          </table:table-cell>
          <table:table-cell table:style-name="ce1" office:value-type="string">
            <text:p>5.4005E-5</text:p>
          </table:table-cell>
          <table:table-cell office:value-type="float" office:value="0.015">
            <text:p>0.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ChecksumTypes()</text:p>
          </table:table-cell>
          <table:table-cell table:style-name="ce1" office:value-type="string">
            <text:p>5.4005E-5</text:p>
          </table:table-cell>
          <table:table-cell office:value-type="float" office:value="0.015">
            <text:p>0.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clinit&gt;</text:p>
          </table:table-cell>
          <table:table-cell table:style-name="ce1" office:value-type="string">
            <text:p>5.0404666E-5</text:p>
          </table:table-cell>
          <table:table-cell office:value-type="float" office:value="0.014">
            <text:p>0.0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Remote()</text:p>
          </table:table-cell>
          <table:table-cell table:style-name="ce1" office:value-type="string">
            <text:p>5.0404666E-5</text:p>
          </table:table-cell>
          <table:table-cell office:value-type="float" office:value="0.014">
            <text:p>0.0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Local()</text:p>
          </table:table-cell>
          <table:table-cell table:style-name="ce1" office:value-type="string">
            <text:p>5.0404666E-5</text:p>
          </table:table-cell>
          <table:table-cell office:value-type="float" office:value="0.014">
            <text:p>0.0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clinit&gt;</text:p>
          </table:table-cell>
          <table:table-cell table:style-name="ce1" office:value-type="string">
            <text:p>3.9603667E-5</text:p>
          </table:table-cell>
          <table:table-cell office:value-type="float" office:value="0.011">
            <text:p>0.0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rename(String, boolean)</text:p>
          </table:table-cell>
          <table:table-cell table:style-name="ce1" office:value-type="string">
            <text:p>3.2402997E-5</text:p>
          </table:table-cell>
          <table:table-cell office:value-type="float" office:value="0.009">
            <text:p>0.0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&lt;init&gt;()</text:p>
          </table:table-cell>
          <table:table-cell table:style-name="ce1" office:value-type="string">
            <text:p>3.2402997E-5</text:p>
          </table:table-cell>
          <table:table-cell office:value-type="float" office:value="0.009">
            <text:p>0.0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Local()</text:p>
          </table:table-cell>
          <table:table-cell table:style-name="ce1" office:value-type="string">
            <text:p>7.2006665E-6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Remote()</text:p>
          </table:table-cell>
          <table:table-cell table:style-name="ce1" office:value-type="string">
            <text:p>7.2006665E-6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debug(String)</text:p>
          </table:table-cell>
          <table:table-cell table:style-name="ce1" office:value-type="string">
            <text:p>3.6003332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Dir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DefaultHom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f:=SUM([.B2:.B148])" office:value-type="float" office:value="99.9798062107">
            <text:p>99.9798062107</text:p>
          </table:table-cell>
          <table:table-cell table:formula="of:=SUM([.C2:.C148])" office:value-type="float" office:value="27775.207">
            <text:p>27775.207</text:p>
          </table:table-cell>
          <table:table-cell table:formula="of:=SUM([.D2:.D148])" office:value-type="float" office:value="5374">
            <text:p>5374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string">
            <text:p>Hot Spots - Method</text:p>
          </table:table-cell>
          <table:table-cell office:value-type="string">
            <text:p>Self time [%]</text:p>
          </table:table-cell>
          <table:table-cell office:value-type="string">
            <text:p>Self time</text:p>
          </table:table-cell>
          <table:table-cell office:value-type="string">
            <text:p>Invocations</text:p>
          </table:table-cell>
        </table:table-row>
        <table:table-row table:style-name="ro1">
          <table:table-cell office:value-type="string">
            <text:p>nl.uva.vlet.vfs.cloud.CloudFileSystem.getBlobStoreContext()</text:p>
          </table:table-cell>
          <table:table-cell office:value-type="float" office:value="40.9874">
            <text:p>40.9874</text:p>
          </table:table-cell>
          <table:table-cell office:value-type="float" office:value="19262.985">
            <text:p>19262.985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nl.uva.vlet.vfs.test.testVFS.setUp()</text:p>
          </table:table-cell>
          <table:table-cell office:value-type="float" office:value="36.311016">
            <text:p>36.311016</text:p>
          </table:table-cell>
          <table:table-cell office:value-type="float" office:value="17065.21">
            <text:p>17065.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SFactory.updateServerInfo(nl.uva.vlet.vrs.VRSContext, nl.uva.vlet.vrs.ServerInfo, nl.uva.vlet.vrl.VRL)</text:p>
          </table:table-cell>
          <table:table-cell office:value-type="float" office:value="10.761368">
            <text:p>10.761368</text:p>
          </table:table-cell>
          <table:table-cell office:value-type="float" office:value="5057.556">
            <text:p>5057.55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nl.uva.vlet.vfs.cloud.CloudOutputStream.getBlobStoreContext()</text:p>
          </table:table-cell>
          <table:table-cell office:value-type="float" office:value="2.2054846">
            <text:p>2.2054846</text:p>
          </table:table-cell>
          <table:table-cell office:value-type="float" office:value="1036.519">
            <text:p>1036.51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BlobStore.suite()</text:p>
          </table:table-cell>
          <table:table-cell office:value-type="float" office:value="1.3124659">
            <text:p>1.3124659</text:p>
          </table:table-cell>
          <table:table-cell office:value-type="float" office:value="616.824">
            <text:p>616.8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queryPath(nl.uva.vlet.vrl.VRL)</text:p>
          </table:table-cell>
          <table:table-cell office:value-type="float" office:value="1.0930599">
            <text:p>1.0930599</text:p>
          </table:table-cell>
          <table:table-cell office:value-type="float" office:value="513.709">
            <text:p>513.709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nl.uva.vlet.vfs.cloud.CloudOutputStream.writeData()</text:p>
          </table:table-cell>
          <table:table-cell office:value-type="float" office:value="0.96605265">
            <text:p>0.96605265</text:p>
          </table:table-cell>
          <table:table-cell office:value-type="float" office:value="454.019">
            <text:p>454.01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Move10MBForthAndBack()</text:p>
          </table:table-cell>
          <table:table-cell office:value-type="float" office:value="0.7506702">
            <text:p>0.7506702</text:p>
          </table:table-cell>
          <table:table-cell office:value-type="float" office:value="352.795">
            <text:p>352.7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ls(nl.uva.vlet.vrl.VRL)</text:p>
          </table:table-cell>
          <table:table-cell office:value-type="float" office:value="0.55160576">
            <text:p>0.55160576</text:p>
          </table:table-cell>
          <table:table-cell office:value-type="float" office:value="259.24">
            <text:p>259.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test.testVFS.testPrintInfo()</text:p>
          </table:table-cell>
          <table:table-cell office:value-type="float" office:value="0.5336239">
            <text:p>0.5336239</text:p>
          </table:table-cell>
          <table:table-cell office:value-type="float" office:value="250.789">
            <text:p>250.7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TildeExpansion()</text:p>
          </table:table-cell>
          <table:table-cell office:value-type="float" office:value="0.523585">
            <text:p>0.523585</text:p>
          </table:table-cell>
          <table:table-cell office:value-type="float" office:value="246.071">
            <text:p>246.0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getServerInfo()</text:p>
          </table:table-cell>
          <table:table-cell office:value-type="float" office:value="0.5166442">
            <text:p>0.5166442</text:p>
          </table:table-cell>
          <table:table-cell office:value-type="float" office:value="242.809">
            <text:p>242.8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rm(nl.uva.vlet.vrl.VRL)</text:p>
          </table:table-cell>
          <table:table-cell office:value-type="float" office:value="0.4054315">
            <text:p>0.4054315</text:p>
          </table:table-cell>
          <table:table-cell office:value-type="float" office:value="190.542">
            <text:p>190.54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nl.uva.vlet.vfs.test.testVFS.testStreamRead()</text:p>
          </table:table-cell>
          <table:table-cell office:value-type="float" office:value="0.40058017">
            <text:p>0.40058017</text:p>
          </table:table-cell>
          <table:table-cell office:value-type="float" office:value="188.262">
            <text:p>188.2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InputStream(nl.uva.vlet.vrl.VRL)</text:p>
          </table:table-cell>
          <table:table-cell office:value-type="float" office:value="0.39321166">
            <text:p>0.39321166</text:p>
          </table:table-cell>
          <table:table-cell office:value-type="float" office:value="184.799">
            <text:p>184.79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cloud.CloudFileSystem.exists(nl.uva.vlet.vrl.VRL, org.jclouds.blobstore.domain.StorageType)</text:p>
          </table:table-cell>
          <table:table-cell office:value-type="float" office:value="0.32597166">
            <text:p>0.32597166</text:p>
          </table:table-cell>
          <table:table-cell office:value-type="float" office:value="153.198">
            <text:p>153.198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nl.uva.vlet.vfs.test.testVFS.testStreamWrite()</text:p>
          </table:table-cell>
          <table:table-cell office:value-type="float" office:value="0.30753872">
            <text:p>0.30753872</text:p>
          </table:table-cell>
          <table:table-cell office:value-type="float" office:value="144.535">
            <text:p>144.5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touch(nl.uva.vlet.vrl.VRL, boolean)</text:p>
          </table:table-cell>
          <table:table-cell office:value-type="float" office:value="0.24844813">
            <text:p>0.24844813</text:p>
          </table:table-cell>
          <table:table-cell office:value-type="float" office:value="116.764">
            <text:p>116.76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l.uva.vlet.vfs.cloud.CloudOutputStream.write(byte[], int, int)</text:p>
          </table:table-cell>
          <table:table-cell office:value-type="float" office:value="0.18654674">
            <text:p>0.18654674</text:p>
          </table:table-cell>
          <table:table-cell office:value-type="float" office:value="87.672">
            <text:p>87.672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nl.uva.vlet.vfs.cloud.CloudFileSystem.mkdir(nl.uva.vlet.vrl.VRL, boolean)</text:p>
          </table:table-cell>
          <table:table-cell office:value-type="float" office:value="0.13847381">
            <text:p>0.13847381</text:p>
          </table:table-cell>
          <table:table-cell office:value-type="float" office:value="65.079">
            <text:p>65.07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test.VTestCase.verbose(int, String)</text:p>
          </table:table-cell>
          <table:table-cell office:value-type="float" office:value="0.12235162">
            <text:p>0.12235162</text:p>
          </table:table-cell>
          <table:table-cell office:value-type="float" office:value="57.502">
            <text:p>57.502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nl.uva.vlet.vfs.test.testBlobStore.main(String[])</text:p>
          </table:table-cell>
          <table:table-cell office:value-type="float" office:value="0.120379165">
            <text:p>0.120379165</text:p>
          </table:table-cell>
          <table:table-cell office:value-type="float" office:value="56.575">
            <text:p>56.5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etGetSimpleContentsNewFile()</text:p>
          </table:table-cell>
          <table:table-cell office:value-type="float" office:value="0.10962962">
            <text:p>0.10962962</text:p>
          </table:table-cell>
          <table:table-cell office:value-type="float" office:value="51.523">
            <text:p>51.5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ContainerAndPath(nl.uva.vlet.vrl.VRL)</text:p>
          </table:table-cell>
          <table:table-cell office:value-type="float" office:value="0.09455217">
            <text:p>0.09455217</text:p>
          </table:table-cell>
          <table:table-cell office:value-type="float" office:value="44.437">
            <text:p>44.437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string">
            <text:p>nl.uva.vlet.vfs.test.testVFS.testX3rdPartyTransfer(nl.uva.vlet.vrl.VRL, nl.uva.vlet.vrl.VRL, String, String, boolean)</text:p>
          </table:table-cell>
          <table:table-cell office:value-type="float" office:value="0.07976622">
            <text:p>0.07976622</text:p>
          </table:table-cell>
          <table:table-cell office:value-type="float" office:value="37.488">
            <text:p>37.48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test.testVFS.testCreateDirPermissionDenied()</text:p>
          </table:table-cell>
          <table:table-cell office:value-type="float" office:value="0.06653781">
            <text:p>0.06653781</text:p>
          </table:table-cell>
          <table:table-cell office:value-type="float" office:value="31.271">
            <text:p>31.2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etGetSimpleContentsExistingFile()</text:p>
          </table:table-cell>
          <table:table-cell office:value-type="float" office:value="0.06414832">
            <text:p>0.06414832</text:p>
          </table:table-cell>
          <table:table-cell office:value-type="float" office:value="30.148">
            <text:p>30.1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adWriteBytes()</text:p>
          </table:table-cell>
          <table:table-cell office:value-type="float" office:value="0.039478835">
            <text:p>0.039478835</text:p>
          </table:table-cell>
          <table:table-cell office:value-type="float" office:value="18.554">
            <text:p>18.5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ullDir()</text:p>
          </table:table-cell>
          <table:table-cell office:value-type="float" office:value="0.035693515">
            <text:p>0.035693515</text:p>
          </table:table-cell>
          <table:table-cell office:value-type="float" office:value="16.775">
            <text:p>16.7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init&gt;()</text:p>
          </table:table-cell>
          <table:table-cell office:value-type="float" office:value="0.032231614">
            <text:p>0.032231614</text:p>
          </table:table-cell>
          <table:table-cell office:value-type="float" office:value="15.148">
            <text:p>15.14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cloud.CloudFSFactory.createNewFileSystem(nl.uva.vlet.vrs.VRSContext, nl.uva.vlet.vrs.ServerInfo, nl.uva.vlet.vrl.VRL)</text:p>
          </table:table-cell>
          <table:table-cell office:value-type="float" office:value="0.029837862">
            <text:p>0.029837862</text:p>
          </table:table-cell>
          <table:table-cell office:value-type="float" office:value="14.023">
            <text:p>14.0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DirToRemote()</text:p>
          </table:table-cell>
          <table:table-cell office:value-type="float" office:value="0.029267617">
            <text:p>0.029267617</text:p>
          </table:table-cell>
          <table:table-cell office:value-type="float" office:value="13.755">
            <text:p>13.7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FSNodeAttributes(nl.uva.vlet.vfs.VFSNode)</text:p>
          </table:table-cell>
          <table:table-cell office:value-type="float" office:value="0.020499034">
            <text:p>0.020499034</text:p>
          </table:table-cell>
          <table:table-cell office:value-type="float" office:value="9.634">
            <text:p>9.6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BlobStore.&lt;clinit&gt;</text:p>
          </table:table-cell>
          <table:table-cell office:value-type="float" office:value="0.018043576">
            <text:p>0.018043576</text:p>
          </table:table-cell>
          <table:table-cell office:value-type="float" office:value="8.48">
            <text:p>8.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SchemeNames()</text:p>
          </table:table-cell>
          <table:table-cell office:value-type="float" office:value="0.017926548">
            <text:p>0.017926548</text:p>
          </table:table-cell>
          <table:table-cell office:value-type="float" office:value="8.425">
            <text:p>8.4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CopyEmptyDir()</text:p>
          </table:table-cell>
          <table:table-cell office:value-type="float" office:value="0.016173257">
            <text:p>0.016173257</text:p>
          </table:table-cell>
          <table:table-cell office:value-type="float" office:value="7.601">
            <text:p>7.6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Exists()</text:p>
          </table:table-cell>
          <table:table-cell office:value-type="float" office:value="0.015071067">
            <text:p>0.015071067</text:p>
          </table:table-cell>
          <table:table-cell office:value-type="float" office:value="7.083">
            <text:p>7.0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Path(nl.uva.vlet.vrl.VRL)</text:p>
          </table:table-cell>
          <table:table-cell office:value-type="float" office:value="0.014583806">
            <text:p>0.014583806</text:p>
          </table:table-cell>
          <table:table-cell office:value-type="float" office:value="6.854">
            <text:p>6.85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nl.uva.vlet.vfs.cloud.CloudOutputStream.&lt;init&gt;(String, String, String, java.util.Properties)</text:p>
          </table:table-cell>
          <table:table-cell office:value-type="float" office:value="0.013824188">
            <text:p>0.013824188</text:p>
          </table:table-cell>
          <table:table-cell office:value-type="float" office:value="6.497">
            <text:p>6.4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CreateAndDeleteRecursiveDir()</text:p>
          </table:table-cell>
          <table:table-cell office:value-type="float" office:value="0.012507092">
            <text:p>0.012507092</text:p>
          </table:table-cell>
          <table:table-cell office:value-type="float" office:value="5.878">
            <text:p>5.8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ListDirFiltered()</text:p>
          </table:table-cell>
          <table:table-cell office:value-type="float" office:value="0.010196323">
            <text:p>0.010196323</text:p>
          </table:table-cell>
          <table:table-cell office:value-type="float" office:value="4.792">
            <text:p>4.7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DeleteFileWithSpaceAndListParentDir()</text:p>
          </table:table-cell>
          <table:table-cell office:value-type="float" office:value="0.008677088">
            <text:p>0.008677088</text:p>
          </table:table-cell>
          <table:table-cell office:value-type="float" office:value="4.078">
            <text:p>4.0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Checksum()</text:p>
          </table:table-cell>
          <table:table-cell office:value-type="float" office:value="0.0068727303">
            <text:p>0.0068727303</text:p>
          </table:table-cell>
          <table:table-cell office:value-type="float" office:value="3.23">
            <text:p>3.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Alias()</text:p>
          </table:table-cell>
          <table:table-cell office:value-type="float" office:value="0.0062237573">
            <text:p>0.0062237573</text:p>
          </table:table-cell>
          <table:table-cell office:value-type="float" office:value="2.925">
            <text:p>2.9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MoveToRemote(boolean)</text:p>
          </table:table-cell>
          <table:table-cell office:value-type="float" office:value="0.0053109396">
            <text:p>0.0053109396</text:p>
          </table:table-cell>
          <table:table-cell office:value-type="float" office:value="2.496">
            <text:p>2.4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Settings.&lt;init&gt;()</text:p>
          </table:table-cell>
          <table:table-cell office:value-type="float" office:value="0.0052790227">
            <text:p>0.0052790227</text:p>
          </table:table-cell>
          <table:table-cell office:value-type="float" office:value="2.481">
            <text:p>2.4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MoveToLocal(boolean)</text:p>
          </table:table-cell>
          <table:table-cell office:value-type="float" office:value="0.005249234">
            <text:p>0.005249234</text:p>
          </table:table-cell>
          <table:table-cell office:value-type="float" office:value="2.467">
            <text:p>2.4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newDir(nl.uva.vlet.vrl.VRL)</text:p>
          </table:table-cell>
          <table:table-cell office:value-type="float" office:value="0.0048279334">
            <text:p>0.0048279334</text:p>
          </table:table-cell>
          <table:table-cell office:value-type="float" office:value="2.269">
            <text:p>2.26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nl.uva.vlet.vfs.cloud.CloudOutputStream.close()</text:p>
          </table:table-cell>
          <table:table-cell office:value-type="float" office:value="0.0044087605">
            <text:p>0.0044087605</text:p>
          </table:table-cell>
          <table:table-cell office:value-type="float" office:value="2.072">
            <text:p>2.07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cloud.CloudFileSystem.debug(String)</text:p>
          </table:table-cell>
          <table:table-cell office:value-type="float" office:value="0.0043640775">
            <text:p>0.0043640775</text:p>
          </table:table-cell>
          <table:table-cell office:value-type="float" office:value="2.051">
            <text:p>2.05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l.uva.vlet.vfs.cloud.CloudFileSystem.newFile(nl.uva.vlet.vrl.VRL)</text:p>
          </table:table-cell>
          <table:table-cell office:value-type="float" office:value="0.0041598105">
            <text:p>0.0041598105</text:p>
          </table:table-cell>
          <table:table-cell office:value-type="float" office:value="1.955">
            <text:p>1.955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nl.uva.vlet.vfs.cloud.CloudFileSystem.block(com.google.common.util.concurrent.ListenableFuture)</text:p>
          </table:table-cell>
          <table:table-cell office:value-type="float" office:value="0.0033427428">
            <text:p>0.0033427428</text:p>
          </table:table-cell>
          <table:table-cell office:value-type="float" office:value="1.571">
            <text:p>1.571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nl.uva.vlet.vfs.test.TestSettings.&lt;clinit&gt;</text:p>
          </table:table-cell>
          <table:table-cell office:value-type="float" office:value="0.0032065648">
            <text:p>0.0032065648</text:p>
          </table:table-cell>
          <table:table-cell office:value-type="float" office:value="1.507">
            <text:p>1.5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removePrefix(String)</text:p>
          </table:table-cell>
          <table:table-cell office:value-type="float" office:value="0.0031874147">
            <text:p>0.0031874147</text:p>
          </table:table-cell>
          <table:table-cell office:value-type="float" office:value="1.498">
            <text:p>1.498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string">
            <text:p>nl.uva.vlet.vfs.test.testVFS.&lt;init&gt;()</text:p>
          </table:table-cell>
          <table:table-cell office:value-type="float" office:value="0.0031108146">
            <text:p>0.0031108146</text:p>
          </table:table-cell>
          <table:table-cell office:value-type="float" office:value="1.462">
            <text:p>1.46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VRandomReader()</text:p>
          </table:table-cell>
          <table:table-cell office:value-type="float" office:value="0.00307677">
            <text:p>0.00307677</text:p>
          </table:table-cell>
          <table:table-cell office:value-type="float" office:value="1.446">
            <text:p>1.4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ListDirIterator()</text:p>
          </table:table-cell>
          <table:table-cell office:value-type="float" office:value="0.00286612">
            <text:p>0.00286612</text:p>
          </table:table-cell>
          <table:table-cell office:value-type="float" office:value="1.347">
            <text:p>1.3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exists()</text:p>
          </table:table-cell>
          <table:table-cell office:value-type="float" office:value="0.002663981">
            <text:p>0.002663981</text:p>
          </table:table-cell>
          <table:table-cell office:value-type="float" office:value="1.252">
            <text:p>1.25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nl.uva.vlet.vfs.test.testVFS.testZZZRemoveTestDir()</text:p>
          </table:table-cell>
          <table:table-cell office:value-type="float" office:value="0.0026086585">
            <text:p>0.0026086585</text:p>
          </table:table-cell>
          <table:table-cell office:value-type="float" office:value="1.226">
            <text:p>1.2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andomReadable()</text:p>
          </table:table-cell>
          <table:table-cell office:value-type="float" office:value="0.0022894915">
            <text:p>0.0022894915</text:p>
          </table:table-cell>
          <table:table-cell office:value-type="float" office:value="1.076">
            <text:p>1.0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&lt;init&gt;(nl.uva.vlet.vfs.cloud.CloudFileSystem, nl.uva.vlet.vrl.VRL)</text:p>
          </table:table-cell>
          <table:table-cell office:value-type="float" office:value="0.002285236">
            <text:p>0.002285236</text:p>
          </table:table-cell>
          <table:table-cell office:value-type="float" office:value="1.074">
            <text:p>1.07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nl.uva.vlet.vfs.cloud.CloudFileSystem.&lt;init&gt;(nl.uva.vlet.vrs.VRSContext, nl.uva.vlet.vrs.ServerInfo)</text:p>
          </table:table-cell>
          <table:table-cell office:value-type="float" office:value="0.00193628">
            <text:p>0.00193628</text:p>
          </table:table-cell>
          <table:table-cell office:value-type="float" office:value="0.91">
            <text:p>0.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ullpathFile()</text:p>
          </table:table-cell>
          <table:table-cell office:value-type="float" office:value="0.0018064855">
            <text:p>0.0018064855</text:p>
          </table:table-cell>
          <table:table-cell office:value-type="float" office:value="0.849">
            <text:p>0.8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ResourceType(org.jclouds.blobstore.domain.StorageType, nl.uva.vlet.vrl.VRL)</text:p>
          </table:table-cell>
          <table:table-cell office:value-type="float" office:value="0.0017873354">
            <text:p>0.0017873354</text:p>
          </table:table-cell>
          <table:table-cell office:value-type="float" office:value="0.84">
            <text:p>0.8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nl.uva.vlet.vfs.test.testVFS.testCreateAndDeleteFile()</text:p>
          </table:table-cell>
          <table:table-cell office:value-type="float" office:value="0.0015192351">
            <text:p>0.0015192351</text:p>
          </table:table-cell>
          <table:table-cell office:value-type="float" office:value="0.714">
            <text:p>0.7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_testStreamWrite(int)</text:p>
          </table:table-cell>
          <table:table-cell office:value-type="float" office:value="0.0014851906">
            <text:p>0.0014851906</text:p>
          </table:table-cell>
          <table:table-cell office:value-type="float" office:value="0.698">
            <text:p>0.6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test.testVFS.testVCommentable()</text:p>
          </table:table-cell>
          <table:table-cell office:value-type="float" office:value="0.0014000793">
            <text:p>0.0014000793</text:p>
          </table:table-cell>
          <table:table-cell office:value-type="float" office:value="0.658">
            <text:p>0.6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IgnoreExistingFile()</text:p>
          </table:table-cell>
          <table:table-cell office:value-type="float" office:value="0.0012851793">
            <text:p>0.0012851793</text:p>
          </table:table-cell>
          <table:table-cell office:value-type="float" office:value="0.604">
            <text:p>0.6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SCreateAndDeleteFile()</text:p>
          </table:table-cell>
          <table:table-cell office:value-type="float" office:value="0.0010979346">
            <text:p>0.0010979346</text:p>
          </table:table-cell>
          <table:table-cell office:value-type="float" office:value="0.516">
            <text:p>0.5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CreateDirectoryWhileFileWithSameNameExists()</text:p>
          </table:table-cell>
          <table:table-cell office:value-type="float" office:value="0.0010915513">
            <text:p>0.0010915513</text:p>
          </table:table-cell>
          <table:table-cell office:value-type="float" office:value="0.513">
            <text:p>0.5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ExceptionsExistingDir()</text:p>
          </table:table-cell>
          <table:table-cell office:value-type="float" office:value="0.0010149512">
            <text:p>0.0010149512</text:p>
          </table:table-cell>
          <table:table-cell office:value-type="float" office:value="0.477">
            <text:p>0.4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getOutputStream(nl.uva.vlet.vrl.VRL)</text:p>
          </table:table-cell>
          <table:table-cell office:value-type="float" office:value="0.0010021845">
            <text:p>0.0010021845</text:p>
          </table:table-cell>
          <table:table-cell office:value-type="float" office:value="0.471">
            <text:p>0.47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ZExceptionsExistingFile()</text:p>
          </table:table-cell>
          <table:table-cell table:style-name="ce1" office:value-type="string">
            <text:p>9.4260665E-4</text:p>
          </table:table-cell>
          <table:table-cell office:value-type="float" office:value="0.443">
            <text:p>0.4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init&gt;(nl.uva.vlet.vfs.VFileSystem, nl.uva.vlet.vrl.VRL)</text:p>
          </table:table-cell>
          <table:table-cell table:style-name="ce1" office:value-type="string">
            <text:p>8.468565E-4</text:p>
          </table:table-cell>
          <table:table-cell office:value-type="float" office:value="0.398">
            <text:p>0.398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nl.uva.vlet.vfs.test.testVFS.testCreateAndIgnoreExistingDir()</text:p>
          </table:table-cell>
          <table:table-cell table:style-name="ce1" office:value-type="string">
            <text:p>7.74512E-4</text:p>
          </table:table-cell>
          <table:table-cell office:value-type="float" office:value="0.364">
            <text:p>0.3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ACLs()</text:p>
          </table:table-cell>
          <table:table-cell table:style-name="ce1" office:value-type="string">
            <text:p>7.2557305E-4</text:p>
          </table:table-cell>
          <table:table-cell office:value-type="float" office:value="0.341">
            <text:p>0.3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FileWithSpace()</text:p>
          </table:table-cell>
          <table:table-cell table:style-name="ce1" office:value-type="string">
            <text:p>7.213175E-4</text:p>
          </table:table-cell>
          <table:table-cell office:value-type="float" office:value="0.339">
            <text:p>0.3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ootExists()</text:p>
          </table:table-cell>
          <table:table-cell table:style-name="ce1" office:value-type="string">
            <text:p>6.6599523E-4</text:p>
          </table:table-cell>
          <table:table-cell office:value-type="float" office:value="0.313">
            <text:p>0.3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getCloudProperties()</text:p>
          </table:table-cell>
          <table:table-cell table:style-name="ce1" office:value-type="string">
            <text:p>6.2131183E-4</text:p>
          </table:table-cell>
          <table:table-cell office:value-type="float" office:value="0.292">
            <text:p>0.2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CreateFileWhileDirectoryWithSameNameExists()</text:p>
          </table:table-cell>
          <table:table-cell table:style-name="ce1" office:value-type="string">
            <text:p>6.0641736E-4</text:p>
          </table:table-cell>
          <table:table-cell office:value-type="float" office:value="0.285">
            <text:p>0.2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StreamWriteTruncates()</text:p>
          </table:table-cell>
          <table:table-cell table:style-name="ce1" office:value-type="string">
            <text:p>5.936507E-4</text:p>
          </table:table-cell>
          <table:table-cell office:value-type="float" office:value="0.279">
            <text:p>0.2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Length()</text:p>
          </table:table-cell>
          <table:table-cell table:style-name="ce1" office:value-type="string">
            <text:p>5.468395E-4</text:p>
          </table:table-cell>
          <table:table-cell office:value-type="float" office:value="0.257">
            <text:p>0.25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nl.uva.vlet.vfs.test.testVFS.testZExceptionCreateDirNotIgnoreExsting()</text:p>
          </table:table-cell>
          <table:table-cell table:style-name="ce1" office:value-type="string">
            <text:p>5.447117E-4</text:p>
          </table:table-cell>
          <table:table-cell office:value-type="float" office:value="0.256">
            <text:p>0.2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VReplicatable()</text:p>
          </table:table-cell>
          <table:table-cell table:style-name="ce1" office:value-type="string">
            <text:p>5.340728E-4</text:p>
          </table:table-cell>
          <table:table-cell office:value-type="float" office:value="0.251">
            <text:p>0.2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FileAttributes()</text:p>
          </table:table-cell>
          <table:table-cell table:style-name="ce1" office:value-type="string">
            <text:p>5.1492284E-4</text:p>
          </table:table-cell>
          <table:table-cell office:value-type="float" office:value="0.242">
            <text:p>0.2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reateAndDeleteSubDir()</text:p>
          </table:table-cell>
          <table:table-cell table:style-name="ce1" office:value-type="string">
            <text:p>4.8087834E-4</text:p>
          </table:table-cell>
          <table:table-cell office:value-type="float" office:value="0.226">
            <text:p>0.2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.mv(nl.uva.vlet.vrl.VRL, String, boolean)</text:p>
          </table:table-cell>
          <table:table-cell table:style-name="ce1" office:value-type="string">
            <text:p>4.510894E-4</text:p>
          </table:table-cell>
          <table:table-cell office:value-type="float" office:value="0.212">
            <text:p>0.2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TestLocation(String)</text:p>
          </table:table-cell>
          <table:table-cell table:style-name="ce1" office:value-type="string">
            <text:p>4.2555603E-4</text:p>
          </table:table-cell>
          <table:table-cell office:value-type="float" office:value="0.2">
            <text:p>0.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ZExceptionCreateFileDoNotIgnoreExisting()</text:p>
          </table:table-cell>
          <table:table-cell table:style-name="ce1" office:value-type="string">
            <text:p>4.1491716E-4</text:p>
          </table:table-cell>
          <table:table-cell office:value-type="float" office:value="0.195">
            <text:p>0.1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getName()</text:p>
          </table:table-cell>
          <table:table-cell table:style-name="ce1" office:value-type="string">
            <text:p>3.9151157E-4</text:p>
          </table:table-cell>
          <table:table-cell office:value-type="float" office:value="0.184">
            <text:p>0.184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nl.uva.vlet.vfs.test.testVFS.testStreamReadWriteSingleBytes()</text:p>
          </table:table-cell>
          <table:table-cell table:style-name="ce1" office:value-type="string">
            <text:p>3.7023376E-4</text:p>
          </table:table-cell>
          <table:table-cell office:value-type="float" office:value="0.174">
            <text:p>0.1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Location(String)</text:p>
          </table:table-cell>
          <table:table-cell table:style-name="ce1" office:value-type="string">
            <text:p>3.6810598E-4</text:p>
          </table:table-cell>
          <table:table-cell office:value-type="float" office:value="0.173">
            <text:p>0.17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CreateAndDeleteDirWithSpace()</text:p>
          </table:table-cell>
          <table:table-cell table:style-name="ce1" office:value-type="string">
            <text:p>3.659782E-4</text:p>
          </table:table-cell>
          <table:table-cell office:value-type="float" office:value="0.172">
            <text:p>0.1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create(boolean)</text:p>
          </table:table-cell>
          <table:table-cell table:style-name="ce1" office:value-type="string">
            <text:p>3.1916704E-4</text:p>
          </table:table-cell>
          <table:table-cell office:value-type="float" office:value="0.15">
            <text:p>0.1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table:style-name="ce1" office:value-type="string">
            <text:p>3.1916704E-4</text:p>
          </table:table-cell>
          <table:table-cell office:value-type="float" office:value="0.15">
            <text:p>0.1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nl.uva.vlet.vfs.test.testVFS.testSetLength()</text:p>
          </table:table-cell>
          <table:table-cell table:style-name="ce1" office:value-type="string">
            <text:p>3.1065592E-4</text:p>
          </table:table-cell>
          <table:table-cell office:value-type="float" office:value="0.146">
            <text:p>0.1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getRemoteLocation()</text:p>
          </table:table-cell>
          <table:table-cell table:style-name="ce1" office:value-type="string">
            <text:p>3.021448E-4</text:p>
          </table:table-cell>
          <table:table-cell office:value-type="float" office:value="0.142">
            <text:p>0.14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nl.uva.vlet.vfs.cloud.CloudFile.delete()</text:p>
          </table:table-cell>
          <table:table-cell table:style-name="ce1" office:value-type="string">
            <text:p>2.8086698E-4</text:p>
          </table:table-cell>
          <table:table-cell office:value-type="float" office:value="0.132">
            <text:p>0.13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test.testVFS.testCreateAndRenameDir()</text:p>
          </table:table-cell>
          <table:table-cell table:style-name="ce1" office:value-type="string">
            <text:p>2.787392E-4</text:p>
          </table:table-cell>
          <table:table-cell office:value-type="float" office:value="0.131">
            <text:p>0.1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nextFilename(String)</text:p>
          </table:table-cell>
          <table:table-cell table:style-name="ce1" office:value-type="string">
            <text:p>2.7661142E-4</text:p>
          </table:table-cell>
          <table:table-cell office:value-type="float" office:value="0.13">
            <text:p>0.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nl.uva.vlet.vfs.test.testVFS.testReadWriteBytes(nl.uva.vlet.vfs.VFile, long, byte[])</text:p>
          </table:table-cell>
          <table:table-cell table:style-name="ce1" office:value-type="string">
            <text:p>2.7661142E-4</text:p>
          </table:table-cell>
          <table:table-cell office:value-type="float" office:value="0.13">
            <text:p>0.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test.testVFS.testCreateAndRenameFile()</text:p>
          </table:table-cell>
          <table:table-cell table:style-name="ce1" office:value-type="string">
            <text:p>2.7022808E-4</text:p>
          </table:table-cell>
          <table:table-cell office:value-type="float" office:value="0.127">
            <text:p>0.1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OutputStream.write(int)</text:p>
          </table:table-cell>
          <table:table-cell table:style-name="ce1" office:value-type="string">
            <text:p>2.4043917E-4</text:p>
          </table:table-cell>
          <table:table-cell office:value-type="float" office:value="0.113">
            <text:p>0.1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nl.uva.vlet.vfs.cloud.CloudFileSystem.openLocation(nl.uva.vlet.vrl.VRL)</text:p>
          </table:table-cell>
          <table:table-cell table:style-name="ce1" office:value-type="string">
            <text:p>2.3405583E-4</text:p>
          </table:table-cell>
          <table:table-cell office:value-type="float" office:value="0.11">
            <text:p>0.1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nl.uva.vlet.vfs.test.testVFS.testFSCreateAndDeleteDir()</text:p>
          </table:table-cell>
          <table:table-cell table:style-name="ce1" office:value-type="string">
            <text:p>2.3405583E-4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BlobStore.&lt;init&gt;()</text:p>
          </table:table-cell>
          <table:table-cell table:style-name="ce1" office:value-type="string">
            <text:p>2.3192805E-4</text:p>
          </table:table-cell>
          <table:table-cell office:value-type="float" office:value="0.109">
            <text:p>0.10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VUnixAttributes()</text:p>
          </table:table-cell>
          <table:table-cell table:style-name="ce1" office:value-type="string">
            <text:p>2.3192805E-4</text:p>
          </table:table-cell>
          <table:table-cell office:value-type="float" office:value="0.109">
            <text:p>0.1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Checksum(String)</text:p>
          </table:table-cell>
          <table:table-cell table:style-name="ce1" office:value-type="string">
            <text:p>2.2980027E-4</text:p>
          </table:table-cell>
          <table:table-cell office:value-type="float" office:value="0.108">
            <text:p>0.10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l.uva.vlet.vfs.cloud.CloudDir.create(boolean)</text:p>
          </table:table-cell>
          <table:table-cell table:style-name="ce1" office:value-type="string">
            <text:p>2.255447E-4</text:p>
          </table:table-cell>
          <table:table-cell office:value-type="float" office:value="0.106">
            <text:p>0.10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nl.uva.vlet.vfs.cloud.CloudOutputStream.&lt;clinit&gt;</text:p>
          </table:table-cell>
          <table:table-cell table:style-name="ce1" office:value-type="string">
            <text:p>2.2341692E-4</text:p>
          </table:table-cell>
          <table:table-cell office:value-type="float" office:value="0.105">
            <text:p>0.1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exists()</text:p>
          </table:table-cell>
          <table:table-cell table:style-name="ce1" office:value-type="string">
            <text:p>2.1277802E-4</text:p>
          </table:table-cell>
          <table:table-cell office:value-type="float" office:value="0.1">
            <text:p>0.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nl.uva.vlet.vfs.cloud.CloudFile.getOutputStream()</text:p>
          </table:table-cell>
          <table:table-cell table:style-name="ce1" office:value-type="string">
            <text:p>2.1065024E-4</text:p>
          </table:table-cell>
          <table:table-cell office:value-type="float" office:value="0.099">
            <text:p>0.09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l.uva.vlet.vfs.test.testVFS.testReadWriteRandomBytes()</text:p>
          </table:table-cell>
          <table:table-cell table:style-name="ce1" office:value-type="string">
            <text:p>2.0852246E-4</text:p>
          </table:table-cell>
          <table:table-cell office:value-type="float" office:value="0.098">
            <text:p>0.0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Rename(nl.uva.vlet.vfs.VDir, String, String)</text:p>
          </table:table-cell>
          <table:table-cell table:style-name="ce1" office:value-type="string">
            <text:p>1.9150022E-4</text:p>
          </table:table-cell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message(String)</text:p>
          </table:table-cell>
          <table:table-cell table:style-name="ce1" office:value-type="string">
            <text:p>1.4681683E-4</text:p>
          </table:table-cell>
          <table:table-cell office:value-type="float" office:value="0.069">
            <text:p>0.06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nl.uva.vlet.vfs.cloud.CloudDir.delete(boolean)</text:p>
          </table:table-cell>
          <table:table-cell table:style-name="ce1" office:value-type="string">
            <text:p>1.1490013E-4</text:p>
          </table:table-cell>
          <table:table-cell office:value-type="float" office:value="0.054">
            <text:p>0.05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nl.uva.vlet.vfs.cloud.CloudConstants.&lt;clinit&gt;</text:p>
          </table:table-cell>
          <table:table-cell table:style-name="ce1" office:value-type="string">
            <text:p>1.0426123E-4</text:p>
          </table:table-cell>
          <table:table-cell office:value-type="float" office:value="0.049">
            <text:p>0.0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getInputStream()</text:p>
          </table:table-cell>
          <table:table-cell table:style-name="ce1" office:value-type="string">
            <text:p>9.787789E-5</text:p>
          </table:table-cell>
          <table:table-cell office:value-type="float" office:value="0.046">
            <text:p>0.04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l.uva.vlet.vfs.cloud.CloudFile.rename(String, boolean)</text:p>
          </table:table-cell>
          <table:table-cell table:style-name="ce1" office:value-type="string">
            <text:p>9.787789E-5</text:p>
          </table:table-cell>
          <table:table-cell office:value-type="float" office:value="0.046">
            <text:p>0.0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System$1.&lt;clinit&gt;</text:p>
          </table:table-cell>
          <table:table-cell table:style-name="ce1" office:value-type="string">
            <text:p>9.575011E-5</text:p>
          </table:table-cell>
          <table:table-cell office:value-type="float" office:value="0.045">
            <text:p>0.0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list()</text:p>
          </table:table-cell>
          <table:table-cell table:style-name="ce1" office:value-type="string">
            <text:p>9.149455E-5</text:p>
          </table:table-cell>
          <table:table-cell office:value-type="float" office:value="0.043">
            <text:p>0.04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nl.uva.vlet.vfs.cloud.CloudOutputStream.flush()</text:p>
          </table:table-cell>
          <table:table-cell table:style-name="ce1" office:value-type="string">
            <text:p>9.149455E-5</text:p>
          </table:table-cell>
          <table:table-cell office:value-type="float" office:value="0.043">
            <text:p>0.0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nl.uva.vlet.vfs.cloud.CloudDir.&lt;clinit&gt;</text:p>
          </table:table-cell>
          <table:table-cell table:style-name="ce1" office:value-type="string">
            <text:p>8.936677E-5</text:p>
          </table:table-cell>
          <table:table-cell office:value-type="float" office:value="0.042">
            <text:p>0.0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Settings.getDefault()</text:p>
          </table:table-cell>
          <table:table-cell table:style-name="ce1" office:value-type="string">
            <text:p>7.447231E-5</text:p>
          </table:table-cell>
          <table:table-cell office:value-type="float" office:value="0.035">
            <text:p>0.03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nl.uva.vlet.vfs.test.testVFS.testRenameWithSpaces()</text:p>
          </table:table-cell>
          <table:table-cell table:style-name="ce1" office:value-type="string">
            <text:p>5.9577847E-5</text:p>
          </table:table-cell>
          <table:table-cell office:value-type="float" office:value="0.028">
            <text:p>0.0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createDir(nl.uva.vlet.vfs.VFileSystem, nl.uva.vlet.vrl.VRL, boolean)</text:p>
          </table:table-cell>
          <table:table-cell table:style-name="ce1" office:value-type="string">
            <text:p>4.2555603E-5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.getChecksumTypes()</text:p>
          </table:table-cell>
          <table:table-cell table:style-name="ce1" office:value-type="string">
            <text:p>4.2555603E-5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()</text:p>
          </table:table-cell>
          <table:table-cell table:style-name="ce1" office:value-type="string">
            <text:p>4.0427825E-5</text:p>
          </table:table-cell>
          <table:table-cell office:value-type="float" office:value="0.019">
            <text:p>0.0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()</text:p>
          </table:table-cell>
          <table:table-cell table:style-name="ce1" office:value-type="string">
            <text:p>3.8300044E-5</text:p>
          </table:table-cell>
          <table:table-cell office:value-type="float" office:value="0.018">
            <text:p>0.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createFile(nl.uva.vlet.vfs.VFileSystem, nl.uva.vlet.vrl.VRL, boolean)</text:p>
          </table:table-cell>
          <table:table-cell table:style-name="ce1" office:value-type="string">
            <text:p>3.6172263E-5</text:p>
          </table:table-cell>
          <table:table-cell office:value-type="float" office:value="0.017">
            <text:p>0.0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ZRegressionStreamWrite32KBug()</text:p>
          </table:table-cell>
          <table:table-cell table:style-name="ce1" office:value-type="string">
            <text:p>3.4044482E-5</text:p>
          </table:table-cell>
          <table:table-cell office:value-type="float" office:value="0.016">
            <text:p>0.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Local()</text:p>
          </table:table-cell>
          <table:table-cell table:style-name="ce1" office:value-type="string">
            <text:p>3.4044482E-5</text:p>
          </table:table-cell>
          <table:table-cell office:value-type="float" office:value="0.016">
            <text:p>0.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CopyToRemote()</text:p>
          </table:table-cell>
          <table:table-cell table:style-name="ce1" office:value-type="string">
            <text:p>2.9788924E-5</text:p>
          </table:table-cell>
          <table:table-cell office:value-type="float" office:value="0.014">
            <text:p>0.0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rename(String, boolean)</text:p>
          </table:table-cell>
          <table:table-cell table:style-name="ce1" office:value-type="string">
            <text:p>2.1277801E-5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&lt;clinit&gt;</text:p>
          </table:table-cell>
          <table:table-cell table:style-name="ce1" office:value-type="string">
            <text:p>2.1277801E-5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SFactory.&lt;init&gt;()</text:p>
          </table:table-cell>
          <table:table-cell table:style-name="ce1" office:value-type="string">
            <text:p>2.1277801E-5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&lt;clinit&gt;</text:p>
          </table:table-cell>
          <table:table-cell table:style-name="ce1" office:value-type="string">
            <text:p>1.7022241E-5</text:p>
          </table:table-cell>
          <table:table-cell office:value-type="float" office:value="0.008">
            <text:p>0.0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SameServerReverse()</text:p>
          </table:table-cell>
          <table:table-cell table:style-name="ce1" office:value-type="string">
            <text:p>8.5111205E-6</text:p>
          </table:table-cell>
          <table:table-cell office:value-type="float" office:value="0.004">
            <text:p>0.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X3rdPartyTwoServersReverse()</text:p>
          </table:table-cell>
          <table:table-cell table:style-name="ce1" office:value-type="string">
            <text:p>8.5111205E-6</text:p>
          </table:table-cell>
          <table:table-cell office:value-type="float" office:value="0.004">
            <text:p>0.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Local()</text:p>
          </table:table-cell>
          <table:table-cell table:style-name="ce1" office:value-type="string">
            <text:p>4.2555603E-6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testVFS.testMoveToRemote()</text:p>
          </table:table-cell>
          <table:table-cell table:style-name="ce1" office:value-type="string">
            <text:p>4.2555603E-6</text:p>
          </table:table-cell>
          <table:table-cell office:value-type="float" office:value="0.002">
            <text:p>0.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test.VTestCase.debug(String)</text:p>
          </table:table-cell>
          <table:table-cell table:style-name="ce1" office:value-type="string">
            <text:p>2.1277801E-6</text:p>
          </table:table-cell>
          <table:table-cell office:value-type="float" office:value="0.001">
            <text:p>0.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l.uva.vlet.vfs.cloud.CloudFileSystem.getDefaultHom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Dir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isRead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l.uva.vlet.vfs.cloud.CloudFile.isWritable(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f:=SUM([.B2:.B148])" office:value-type="float" office:value="99.9813153135">
            <text:p>99.9813153135</text:p>
          </table:table-cell>
          <table:table-cell table:formula="of:=SUM([.C2:.C148])" office:value-type="float" office:value="46997.335">
            <text:p>46997.335</text:p>
          </table:table-cell>
          <table:table-cell table:formula="of:=SUM([.D2:.D148])" office:value-type="float" office:value="5353">
            <text:p>5353</text:p>
          </table:table-cell>
        </table:table-row>
      </table:table>
      <table:table table:name="mean" table:style-name="ta1">
        <table:table-column table:style-name="co1" table:number-columns-repeated="9" table:default-cell-style-name="Default"/>
        <table:table-row table:style-name="ro1">
          <table:table-cell office:value-type="string">
            <text:p>New context in getBlostore method </text:p>
          </table:table-cell>
          <table:table-cell table:number-columns-repeated="4"/>
          <table:table-cell/>
          <table:table-cell table:style-name="ce2" office:value-type="string">
            <text:p>Self time [%]</text:p>
          </table:table-cell>
          <table:table-cell table:style-name="ce2" office:value-type="string">
            <text:p>Self time</text:p>
          </table:table-cell>
          <table:table-cell table:style-name="ce2" office:value-type="string">
            <text:p>Invocations</text:p>
          </table:table-cell>
        </table:table-row>
        <table:table-row table:style-name="ro1">
          <table:table-cell table:style-name="ce2"/>
          <table:table-cell table:style-name="ce2" office:value-type="string">
            <text:p>Self time [%]</text:p>
          </table:table-cell>
          <table:table-cell table:style-name="ce2" office:value-type="string">
            <text:p>Self time</text:p>
          </table:table-cell>
          <table:table-cell table:style-name="ce2" office:value-type="string">
            <text:p>Invocations</text:p>
          </table:table-cell>
          <table:table-cell/>
          <table:table-cell office:value-type="string">
            <text:p>New context in getBlostore method </text:p>
          </table:table-cell>
          <table:table-cell office:value-type="float" office:value="99.9813053621">
            <text:p>99.9813053621</text:p>
          </table:table-cell>
          <table:table-cell office:value-type="float" office:value="33729.27525">
            <text:p>33729.27525</text:p>
          </table:table-cell>
          <table:table-cell office:value-type="float" office:value="5361.75">
            <text:p>5361.75</text:p>
          </table:table-cell>
        </table:table-row>
        <table:table-row table:style-name="ro1">
          <table:table-cell table:style-name="ce2" office:value-type="string">
            <text:p>1 total</text:p>
          </table:table-cell>
          <table:table-cell table:style-name="ce2" office:value-type="float" office:value="99.9814209408">
            <text:p>99.9814209408</text:p>
          </table:table-cell>
          <table:table-cell table:style-name="ce2" office:value-type="float" office:value="29579.014">
            <text:p>29579.014</text:p>
          </table:table-cell>
          <table:table-cell table:style-name="ce2" office:value-type="float" office:value="5360">
            <text:p>5360</text:p>
          </table:table-cell>
          <table:table-cell/>
          <table:table-cell office:value-type="string">
            <text:p>Reuse context in getBlostore method </text:p>
          </table:table-cell>
          <table:table-cell office:value-type="float" office:value="99.9830669761">
            <text:p>99.9830669761</text:p>
          </table:table-cell>
          <table:table-cell office:value-type="float" office:value="13725.77175">
            <text:p>13725.77175</text:p>
          </table:table-cell>
          <table:table-cell office:value-type="float" office:value="5690.5">
            <text:p>5690.5</text:p>
          </table:table-cell>
        </table:table-row>
        <table:table-row table:style-name="ro1">
          <table:table-cell table:style-name="ce2" office:value-type="string">
            <text:p>2 total</text:p>
          </table:table-cell>
          <table:table-cell table:style-name="ce2" office:value-type="float" office:value="99.9826789834">
            <text:p>99.9826789834</text:p>
          </table:table-cell>
          <table:table-cell table:style-name="ce2" office:value-type="float" office:value="30565.545">
            <text:p>30565.545</text:p>
          </table:table-cell>
          <table:table-cell table:style-name="ce2" office:value-type="float" office:value="5360">
            <text:p>536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 total</text:p>
          </table:table-cell>
          <table:table-cell table:style-name="ce2" office:value-type="float" office:value="99.9798062107">
            <text:p>99.9798062107</text:p>
          </table:table-cell>
          <table:table-cell table:style-name="ce2" office:value-type="float" office:value="27775.207">
            <text:p>27775.207</text:p>
          </table:table-cell>
          <table:table-cell table:style-name="ce2" office:value-type="float" office:value="5374">
            <text:p>5374</text:p>
          </table:table-cell>
          <table:table-cell table:number-columns-repeated="5"/>
        </table:table-row>
        <table:table-row table:style-name="ro1">
          <table:table-cell table:style-name="ce2" office:value-type="string">
            <text:p>4 total</text:p>
          </table:table-cell>
          <table:table-cell table:style-name="ce2" office:value-type="float" office:value="99.9813153135">
            <text:p>99.9813153135</text:p>
          </table:table-cell>
          <table:table-cell table:style-name="ce2" office:value-type="float" office:value="46997.335">
            <text:p>46997.335</text:p>
          </table:table-cell>
          <table:table-cell table:style-name="ce2" office:value-type="float" office:value="5353">
            <text:p>5353</text:p>
          </table:table-cell>
          <table:table-cell table:number-columns-repeated="5"/>
        </table:table-row>
        <table:table-row table:style-name="ro1">
          <table:table-cell office:value-type="string">
            <text:p>Mean</text:p>
          </table:table-cell>
          <table:table-cell table:formula="of:=SUM([.B3:.B6])/4" office:value-type="float" office:value="99.9813053621">
            <text:p>99.9813053621</text:p>
          </table:table-cell>
          <table:table-cell table:formula="of:=SUM([.C3:.C6])/4" office:value-type="float" office:value="33729.27525">
            <text:p>33729.27525</text:p>
          </table:table-cell>
          <table:table-cell table:formula="of:=SUM([.D3:.D6])/4" office:value-type="float" office:value="5361.75">
            <text:p>5361.7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euse context in getBlostore method 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elf time [%]</text:p>
          </table:table-cell>
          <table:table-cell office:value-type="string">
            <text:p>Self time ms</text:p>
          </table:table-cell>
          <table:table-cell office:value-type="string">
            <text:p>Invocation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.9818792704">
            <text:p>99.9818792704</text:p>
          </table:table-cell>
          <table:table-cell office:value-type="float" office:value="15567.242">
            <text:p>15567.242</text:p>
          </table:table-cell>
          <table:table-cell office:value-type="float" office:value="5693">
            <text:p>56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.9845823767">
            <text:p>99.9845823767</text:p>
          </table:table-cell>
          <table:table-cell office:value-type="float" office:value="14173.541">
            <text:p>14173.541</text:p>
          </table:table-cell>
          <table:table-cell office:value-type="float" office:value="5739">
            <text:p>57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.9836292205">
            <text:p>99.9836292205</text:p>
          </table:table-cell>
          <table:table-cell office:value-type="float" office:value="12807.382">
            <text:p>12807.382</text:p>
          </table:table-cell>
          <table:table-cell office:value-type="float" office:value="5754">
            <text:p>57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.9821770369">
            <text:p>99.9821770369</text:p>
          </table:table-cell>
          <table:table-cell office:value-type="float" office:value="12354.922">
            <text:p>12354.922</text:p>
          </table:table-cell>
          <table:table-cell office:value-type="float" office:value="5576">
            <text:p>5576</text:p>
          </table:table-cell>
          <table:table-cell table:number-columns-repeated="5"/>
        </table:table-row>
        <table:table-row table:style-name="ro1">
          <table:table-cell office:value-type="string">
            <text:p>mean</text:p>
          </table:table-cell>
          <table:table-cell table:formula="of:=SUM([.B11:.B14])/4" office:value-type="float" office:value="99.983066976125">
            <text:p>99.9830669761</text:p>
          </table:table-cell>
          <table:table-cell table:formula="of:=SUM([.C11:.C14])/4" office:value-type="float" office:value="13725.77175">
            <text:p>13725.77175</text:p>
          </table:table-cell>
          <table:table-cell table:formula="of:=SUM([.D11:.D14])/4" office:value-type="float" office:value="5690.5">
            <text:p>5690.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5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15:05:08</meta:creation-date>
    <dc:date>2012-03-14T15:38:29</dc:date>
    <meta:editing-duration>PT11M28S</meta:editing-duration>
    <meta:editing-cycles>11</meta:editing-cycles>
    <meta:generator>LibreOffice/3.4$Unix LibreOffice_project/340m1$Build-402</meta:generator>
    <meta:document-statistic meta:table-count="5" meta:cell-count="2436" meta:object-count="0"/>
  </office:meta>
</office:document-meta>
</file>